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249cm" style:rel-column-width="16380*"/>
    </style:style>
    <style:style style:name="Tabelle1.B" style:family="table-column">
      <style:table-column-properties style:column-width="4.251cm" style:rel-column-width="16387*"/>
    </style:style>
    <style:style style:name="Tabelle1.D" style:family="table-column">
      <style:table-column-properties style:column-width="0.7cm" style:rel-column-width="2699*"/>
    </style:style>
    <style:style style:name="Tabelle1.E" style:family="table-column">
      <style:table-column-properties style:column-width="3.551cm" style:rel-column-width="13689*"/>
    </style:style>
    <style:style style:name="Tabelle1.A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E2" style:family="table-cell">
      <style:table-cell-properties fo:padding="0.097cm" fo:border-left="0.002cm solid #000000" fo:border-right="0.002cm solid #000000" fo:border-top="none" fo:border-bottom="0.002cm solid #000000"/>
    </style:style>
    <style:style style:name="Tabelle2" style:family="table">
      <style:table-properties style:width="17cm" table:align="margins"/>
    </style:style>
    <style:style style:name="Tabelle2.A" style:family="table-column">
      <style:table-column-properties style:column-width="4.249cm" style:rel-column-width="16380*"/>
    </style:style>
    <style:style style:name="Tabelle2.B" style:family="table-column">
      <style:table-column-properties style:column-width="9.2cm" style:rel-column-width="35466*"/>
    </style:style>
    <style:style style:name="Tabelle2.C" style:family="table-column">
      <style:table-column-properties style:column-width="3.551cm" style:rel-column-width="13689*"/>
    </style:style>
    <style:style style:name="Tabelle2.A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0.002cm solid #000000" fo:border-top="none" fo:border-bottom="0.002cm solid #000000"/>
    </style:style>
    <style:style style:name="Tabelle3" style:family="table">
      <style:table-properties style:width="17cm" table:align="margins"/>
    </style:style>
    <style:style style:name="Tabelle3.A" style:family="table-column">
      <style:table-column-properties style:column-width="4.249cm" style:rel-column-width="16380*"/>
    </style:style>
    <style:style style:name="Tabelle3.B" style:family="table-column">
      <style:table-column-properties style:column-width="9.2cm" style:rel-column-width="35466*"/>
    </style:style>
    <style:style style:name="Tabelle3.C" style:family="table-column">
      <style:table-column-properties style:column-width="3.551cm" style:rel-column-width="13689*"/>
    </style:style>
    <style:style style:name="Tabelle3.A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C2" style:family="table-cell">
      <style:table-cell-properties fo:padding="0.097cm" fo:border-left="0.002cm solid #000000" fo:border-right="0.002cm solid #000000" fo:border-top="none" fo:border-bottom="0.002cm solid #000000"/>
    </style:style>
    <style:style style:name="Tabelle4" style:family="table">
      <style:table-properties style:width="17cm" table:align="margins"/>
    </style:style>
    <style:style style:name="Tabelle4.A" style:family="table-column">
      <style:table-column-properties style:column-width="4.249cm" style:rel-column-width="16380*"/>
    </style:style>
    <style:style style:name="Tabelle4.B" style:family="table-column">
      <style:table-column-properties style:column-width="9.2cm" style:rel-column-width="35466*"/>
    </style:style>
    <style:style style:name="Tabelle4.C" style:family="table-column">
      <style:table-column-properties style:column-width="3.551cm" style:rel-column-width="13689*"/>
    </style:style>
    <style:style style:name="Tabelle4.A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Tabelle5" style:family="table">
      <style:table-properties style:width="17cm" table:align="margins"/>
    </style:style>
    <style:style style:name="Tabelle5.A" style:family="table-column">
      <style:table-column-properties style:column-width="4.249cm" style:rel-column-width="16380*"/>
    </style:style>
    <style:style style:name="Tabelle5.B" style:family="table-column">
      <style:table-column-properties style:column-width="9.2cm" style:rel-column-width="35466*"/>
    </style:style>
    <style:style style:name="Tabelle5.C" style:family="table-column">
      <style:table-column-properties style:column-width="3.551cm" style:rel-column-width="13689*"/>
    </style:style>
    <style:style style:name="Tabelle5.A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C2" style:family="table-cell">
      <style:table-cell-properties fo:padding="0.097cm" fo:border-left="0.002cm solid #000000" fo:border-right="0.002cm solid #000000" fo:border-top="none" fo:border-bottom="0.002cm solid #000000"/>
    </style:style>
    <style:style style:name="Tabelle6" style:family="table">
      <style:table-properties style:width="17cm" table:align="margins"/>
    </style:style>
    <style:style style:name="Tabelle6.A" style:family="table-column">
      <style:table-column-properties style:column-width="4.249cm" style:rel-column-width="16380*"/>
    </style:style>
    <style:style style:name="Tabelle6.B" style:family="table-column">
      <style:table-column-properties style:column-width="9.2cm" style:rel-column-width="35466*"/>
    </style:style>
    <style:style style:name="Tabelle6.C" style:family="table-column">
      <style:table-column-properties style:column-width="3.551cm" style:rel-column-width="13689*"/>
    </style:style>
    <style:style style:name="Tabelle6.A1" style:family="table-cell">
      <style:table-cell-properties fo:padding="0.097cm" fo:border-left="0.002cm solid #000000" fo:border-right="none" fo:border-top="0.002cm solid #000000" fo:border-bottom="0.002cm solid #000000"/>
    </style:style>
    <style:style style:name="Tabelle6.C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8" style:family="table">
      <style:table-properties style:width="17cm" table:align="margins"/>
    </style:style>
    <style:style style:name="Tabelle8.A" style:family="table-column">
      <style:table-column-properties style:column-width="4.249cm" style:rel-column-width="16380*"/>
    </style:style>
    <style:style style:name="Tabelle8.B" style:family="table-column">
      <style:table-column-properties style:column-width="9.2cm" style:rel-column-width="35466*"/>
    </style:style>
    <style:style style:name="Tabelle8.C" style:family="table-column">
      <style:table-column-properties style:column-width="3.551cm" style:rel-column-width="13689*"/>
    </style:style>
    <style:style style:name="Tabelle8.A1" style:family="table-cell">
      <style:table-cell-properties fo:padding="0.097cm" fo:border-left="0.002cm solid #000000" fo:border-right="none" fo:border-top="0.002cm solid #000000" fo:border-bottom="0.002cm solid #000000"/>
    </style:style>
    <style:style style:name="Tabelle8.C1" style:family="table-cell">
      <style:table-cell-properties fo:padding="0.097cm" fo:border="0.002cm solid #000000"/>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7" style:family="table">
      <style:table-properties style:width="17cm" table:align="margins"/>
    </style:style>
    <style:style style:name="Tabelle7.A" style:family="table-column">
      <style:table-column-properties style:column-width="4.249cm" style:rel-column-width="16380*"/>
    </style:style>
    <style:style style:name="Tabelle7.B" style:family="table-column">
      <style:table-column-properties style:column-width="9.2cm" style:rel-column-width="35466*"/>
    </style:style>
    <style:style style:name="Tabelle7.C" style:family="table-column">
      <style:table-column-properties style:column-width="3.551cm" style:rel-column-width="13689*"/>
    </style:style>
    <style:style style:name="Tabelle7.A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C2" style:family="table-cell">
      <style:table-cell-properties fo:padding="0.097cm" fo:border-left="0.002cm solid #000000" fo:border-right="0.002cm solid #000000" fo:border-top="none" fo:border-bottom="0.002cm solid #000000"/>
    </style:style>
    <style:style style:name="Tabelle9" style:family="table">
      <style:table-properties style:width="17cm" table:align="margins"/>
    </style:style>
    <style:style style:name="Tabelle9.A" style:family="table-column">
      <style:table-column-properties style:column-width="4.249cm" style:rel-column-width="16380*"/>
    </style:style>
    <style:style style:name="Tabelle9.B" style:family="table-column">
      <style:table-column-properties style:column-width="9.2cm" style:rel-column-width="35466*"/>
    </style:style>
    <style:style style:name="Tabelle9.C" style:family="table-column">
      <style:table-column-properties style:column-width="3.551cm" style:rel-column-width="13689*"/>
    </style:style>
    <style:style style:name="Tabelle9.A1" style:family="table-cell">
      <style:table-cell-properties fo:padding="0.097cm" fo:border="0.002cm solid #000000"/>
    </style:style>
    <style:style style:name="Tabelle9.A2" style:family="table-cell">
      <style:table-cell-properties fo:padding="0.097cm" fo:border-left="0.002cm solid #000000" fo:border-right="none" fo:border-top="none" fo:border-bottom="0.002cm solid #000000"/>
    </style:style>
    <style:style style:name="Tabelle9.C2" style:family="table-cell">
      <style:table-cell-properties fo:padding="0.097cm" fo:border-left="0.002cm solid #000000" fo:border-right="0.002cm solid #000000" fo:border-top="none" fo:border-bottom="0.002cm solid #000000"/>
    </style:style>
    <style:style style:name="Tabelle10" style:family="table">
      <style:table-properties style:width="17cm" table:align="margins"/>
    </style:style>
    <style:style style:name="Tabelle10.A" style:family="table-column">
      <style:table-column-properties style:column-width="1.944cm" style:rel-column-width="7493*"/>
    </style:style>
    <style:style style:name="Tabelle10.B" style:family="table-column">
      <style:table-column-properties style:column-width="6.555cm" style:rel-column-width="25267*"/>
    </style:style>
    <style:style style:name="Tabelle10.C" style:family="table-column">
      <style:table-column-properties style:column-width="4.249cm" style:rel-column-width="16380*"/>
    </style:style>
    <style:style style:name="Tabelle10.D" style:family="table-column">
      <style:table-column-properties style:column-width="0.702cm" style:rel-column-width="2706*"/>
    </style:style>
    <style:style style:name="Tabelle10.E" style:family="table-column">
      <style:table-column-properties style:column-width="3.551cm" style:rel-column-width="13689*"/>
    </style:style>
    <style:style style:name="Tabelle10.A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E2" style:family="table-cell">
      <style:table-cell-properties fo:padding="0.097cm" fo:border-left="0.002cm solid #000000" fo:border-right="0.002cm solid #000000" fo:border-top="none" fo:border-bottom="0.002cm solid #000000"/>
    </style:style>
    <style:style style:name="Tabelle11" style:family="table">
      <style:table-properties style:width="17cm" table:align="margins"/>
    </style:style>
    <style:style style:name="Tabelle11.A" style:family="table-column">
      <style:table-column-properties style:column-width="1.944cm" style:rel-column-width="7493*"/>
    </style:style>
    <style:style style:name="Tabelle11.B" style:family="table-column">
      <style:table-column-properties style:column-width="6.555cm" style:rel-column-width="25267*"/>
    </style:style>
    <style:style style:name="Tabelle11.C" style:family="table-column">
      <style:table-column-properties style:column-width="4.249cm" style:rel-column-width="16380*"/>
    </style:style>
    <style:style style:name="Tabelle11.D" style:family="table-column">
      <style:table-column-properties style:column-width="0.702cm" style:rel-column-width="2706*"/>
    </style:style>
    <style:style style:name="Tabelle11.E" style:family="table-column">
      <style:table-column-properties style:column-width="3.551cm" style:rel-column-width="13689*"/>
    </style:style>
    <style:style style:name="Tabelle11.A1" style:family="table-cell">
      <style:table-cell-properties fo:padding="0.097cm" fo:border="0.002cm solid #000000"/>
    </style:style>
    <style:style style:name="Tabelle11.A2" style:family="table-cell">
      <style:table-cell-properties fo:padding="0.097cm" fo:border-left="0.002cm solid #000000" fo:border-right="none" fo:border-top="none" fo:border-bottom="0.002cm solid #000000"/>
    </style:style>
    <style:style style:name="Tabelle11.E2" style:family="table-cell">
      <style:table-cell-properties fo:padding="0.097cm" fo:border-left="0.002cm solid #000000" fo:border-right="0.002cm solid #000000" fo:border-top="none" fo:border-bottom="0.002cm solid #000000"/>
    </style:style>
    <style:style style:name="Tabelle12" style:family="table">
      <style:table-properties style:width="17cm" table:align="margins"/>
    </style:style>
    <style:style style:name="Tabelle12.A" style:family="table-column">
      <style:table-column-properties style:column-width="1.944cm" style:rel-column-width="7493*"/>
    </style:style>
    <style:style style:name="Tabelle12.B" style:family="table-column">
      <style:table-column-properties style:column-width="6.555cm" style:rel-column-width="25267*"/>
    </style:style>
    <style:style style:name="Tabelle12.C" style:family="table-column">
      <style:table-column-properties style:column-width="4.249cm" style:rel-column-width="16380*"/>
    </style:style>
    <style:style style:name="Tabelle12.D" style:family="table-column">
      <style:table-column-properties style:column-width="0.702cm" style:rel-column-width="2706*"/>
    </style:style>
    <style:style style:name="Tabelle12.E" style:family="table-column">
      <style:table-column-properties style:column-width="3.551cm" style:rel-column-width="13689*"/>
    </style:style>
    <style:style style:name="Tabelle12.A1" style:family="table-cell">
      <style:table-cell-properties fo:padding="0.097cm" fo:border="0.002cm solid #000000"/>
    </style:style>
    <style:style style:name="Tabelle12.A2" style:family="table-cell">
      <style:table-cell-properties fo:padding="0.097cm" fo:border-left="0.002cm solid #000000" fo:border-right="none" fo:border-top="none" fo:border-bottom="0.002cm solid #000000"/>
    </style:style>
    <style:style style:name="Tabelle12.E2" style:family="table-cell">
      <style:table-cell-properties fo:padding="0.097cm" fo:border-left="0.002cm solid #000000" fo:border-right="0.002cm solid #000000" fo:border-top="none" fo:border-bottom="0.002cm solid #000000"/>
    </style:style>
    <style:style style:name="Tabelle13" style:family="table">
      <style:table-properties style:width="17cm" table:align="margins"/>
    </style:style>
    <style:style style:name="Tabelle13.A" style:family="table-column">
      <style:table-column-properties style:column-width="1.944cm" style:rel-column-width="7493*"/>
    </style:style>
    <style:style style:name="Tabelle13.B" style:family="table-column">
      <style:table-column-properties style:column-width="6.555cm" style:rel-column-width="25267*"/>
    </style:style>
    <style:style style:name="Tabelle13.C" style:family="table-column">
      <style:table-column-properties style:column-width="4.249cm" style:rel-column-width="16380*"/>
    </style:style>
    <style:style style:name="Tabelle13.D" style:family="table-column">
      <style:table-column-properties style:column-width="1.201cm" style:rel-column-width="4630*"/>
    </style:style>
    <style:style style:name="Tabelle13.E" style:family="table-column">
      <style:table-column-properties style:column-width="3.052cm" style:rel-column-width="11765*"/>
    </style:style>
    <style:style style:name="Tabelle13.A1" style:family="table-cell">
      <style:table-cell-properties fo:padding="0.097cm" fo:border="0.002cm solid #000000"/>
    </style:style>
    <style:style style:name="Tabelle13.A2" style:family="table-cell">
      <style:table-cell-properties fo:padding="0.097cm" fo:border-left="0.002cm solid #000000" fo:border-right="none" fo:border-top="none" fo:border-bottom="0.002cm solid #000000"/>
    </style:style>
    <style:style style:name="Tabelle13.E2" style:family="table-cell">
      <style:table-cell-properties fo:padding="0.097cm" fo:border-left="0.002cm solid #000000" fo:border-right="0.002cm solid #000000" fo:border-top="none" fo:border-bottom="0.002cm solid #000000"/>
    </style:style>
    <style:style style:name="Tabelle14" style:family="table">
      <style:table-properties style:width="17cm" table:align="margins"/>
    </style:style>
    <style:style style:name="Tabelle14.A" style:family="table-column">
      <style:table-column-properties style:column-width="1.942cm" style:rel-column-width="7486*"/>
    </style:style>
    <style:style style:name="Tabelle14.B" style:family="table-column">
      <style:table-column-properties style:column-width="6.555cm" style:rel-column-width="25267*"/>
    </style:style>
    <style:style style:name="Tabelle14.C" style:family="table-column">
      <style:table-column-properties style:column-width="4.249cm" style:rel-column-width="16380*"/>
    </style:style>
    <style:style style:name="Tabelle14.D" style:family="table-column">
      <style:table-column-properties style:column-width="1.201cm" style:rel-column-width="4630*"/>
    </style:style>
    <style:style style:name="Tabelle14.E" style:family="table-column">
      <style:table-column-properties style:column-width="3.053cm" style:rel-column-width="11772*"/>
    </style:style>
    <style:style style:name="Tabelle14.A1" style:family="table-cell">
      <style:table-cell-properties fo:padding="0.097cm" fo:border="0.002cm solid #000000"/>
    </style:style>
    <style:style style:name="Tabelle14.A2" style:family="table-cell">
      <style:table-cell-properties fo:padding="0.097cm" fo:border-left="0.002cm solid #000000" fo:border-right="none" fo:border-top="none" fo:border-bottom="0.002cm solid #000000"/>
    </style:style>
    <style:style style:name="Tabelle14.E2" style:family="table-cell">
      <style:table-cell-properties fo:padding="0.097cm" fo:border-left="0.002cm solid #000000" fo:border-right="0.002cm solid #000000" fo:border-top="none" fo:border-bottom="0.002cm solid #000000"/>
    </style:style>
    <style:style style:name="Tabelle16" style:family="table">
      <style:table-properties style:width="17cm" table:align="margins"/>
    </style:style>
    <style:style style:name="Tabelle16.A" style:family="table-column">
      <style:table-column-properties style:column-width="1.942cm" style:rel-column-width="7486*"/>
    </style:style>
    <style:style style:name="Tabelle16.B" style:family="table-column">
      <style:table-column-properties style:column-width="6.555cm" style:rel-column-width="25267*"/>
    </style:style>
    <style:style style:name="Tabelle16.C" style:family="table-column">
      <style:table-column-properties style:column-width="4.249cm" style:rel-column-width="16380*"/>
    </style:style>
    <style:style style:name="Tabelle16.D" style:family="table-column">
      <style:table-column-properties style:column-width="1.201cm" style:rel-column-width="4630*"/>
    </style:style>
    <style:style style:name="Tabelle16.E" style:family="table-column">
      <style:table-column-properties style:column-width="3.053cm" style:rel-column-width="11772*"/>
    </style:style>
    <style:style style:name="Tabelle16.A1" style:family="table-cell">
      <style:table-cell-properties fo:padding="0.097cm" fo:border="0.002cm solid #000000"/>
    </style:style>
    <style:style style:name="Tabelle16.A2" style:family="table-cell">
      <style:table-cell-properties fo:padding="0.097cm" fo:border-left="0.002cm solid #000000" fo:border-right="none" fo:border-top="none" fo:border-bottom="0.002cm solid #000000"/>
    </style:style>
    <style:style style:name="Tabelle16.E2" style:family="table-cell">
      <style:table-cell-properties fo:padding="0.097cm" fo:border-left="0.002cm solid #000000" fo:border-right="0.002cm solid #000000" fo:border-top="none" fo:border-bottom="0.002cm solid #000000"/>
    </style:style>
    <style:style style:name="Tabelle15" style:family="table">
      <style:table-properties style:width="17cm" table:align="margins"/>
    </style:style>
    <style:style style:name="Tabelle15.A" style:family="table-column">
      <style:table-column-properties style:column-width="1.942cm" style:rel-column-width="7486*"/>
    </style:style>
    <style:style style:name="Tabelle15.B" style:family="table-column">
      <style:table-column-properties style:column-width="6.555cm" style:rel-column-width="25267*"/>
    </style:style>
    <style:style style:name="Tabelle15.C" style:family="table-column">
      <style:table-column-properties style:column-width="4.249cm" style:rel-column-width="16380*"/>
    </style:style>
    <style:style style:name="Tabelle15.D" style:family="table-column">
      <style:table-column-properties style:column-width="1.201cm" style:rel-column-width="4630*"/>
    </style:style>
    <style:style style:name="Tabelle15.E" style:family="table-column">
      <style:table-column-properties style:column-width="3.053cm" style:rel-column-width="11772*"/>
    </style:style>
    <style:style style:name="Tabelle15.A1" style:family="table-cell">
      <style:table-cell-properties fo:padding="0.097cm" fo:border="0.002cm solid #000000"/>
    </style:style>
    <style:style style:name="Tabelle15.A2" style:family="table-cell">
      <style:table-cell-properties fo:padding="0.097cm" fo:border-left="0.002cm solid #000000" fo:border-right="none" fo:border-top="none" fo:border-bottom="0.002cm solid #000000"/>
    </style:style>
    <style:style style:name="Tabelle15.E2" style:family="table-cell">
      <style:table-cell-properties fo:padding="0.097cm" fo:border-left="0.002cm solid #000000" fo:border-right="0.002cm solid #000000" fo:border-top="none" fo:border-bottom="0.002cm solid #000000"/>
    </style:style>
    <style:style style:name="Tabelle17" style:family="table">
      <style:table-properties style:width="17cm" table:align="margins"/>
    </style:style>
    <style:style style:name="Tabelle17.A" style:family="table-column">
      <style:table-column-properties style:column-width="1.942cm" style:rel-column-width="7486*"/>
    </style:style>
    <style:style style:name="Tabelle17.B" style:family="table-column">
      <style:table-column-properties style:column-width="6.555cm" style:rel-column-width="25267*"/>
    </style:style>
    <style:style style:name="Tabelle17.C" style:family="table-column">
      <style:table-column-properties style:column-width="4.249cm" style:rel-column-width="16380*"/>
    </style:style>
    <style:style style:name="Tabelle17.D" style:family="table-column">
      <style:table-column-properties style:column-width="1.201cm" style:rel-column-width="4630*"/>
    </style:style>
    <style:style style:name="Tabelle17.E" style:family="table-column">
      <style:table-column-properties style:column-width="3.053cm" style:rel-column-width="11772*"/>
    </style:style>
    <style:style style:name="Tabelle17.A1" style:family="table-cell">
      <style:table-cell-properties fo:padding="0.097cm" fo:border="0.002cm solid #000000"/>
    </style:style>
    <style:style style:name="Tabelle17.A2" style:family="table-cell">
      <style:table-cell-properties fo:padding="0.097cm" fo:border-left="0.002cm solid #000000" fo:border-right="none" fo:border-top="none" fo:border-bottom="0.002cm solid #000000"/>
    </style:style>
    <style:style style:name="Tabelle17.E2" style:family="table-cell">
      <style:table-cell-properties fo:padding="0.097cm" fo:border-left="0.002cm solid #000000" fo:border-right="0.002cm solid #000000" fo:border-top="none" fo:border-bottom="0.002cm solid #000000"/>
    </style:style>
    <style:style style:name="Tabelle19" style:family="table">
      <style:table-properties style:width="17cm" table:align="margins"/>
    </style:style>
    <style:style style:name="Tabelle19.A" style:family="table-column">
      <style:table-column-properties style:column-width="1.894cm" style:rel-column-width="1074*"/>
    </style:style>
    <style:style style:name="Tabelle19.B" style:family="table-column">
      <style:table-column-properties style:column-width="2.535cm" style:rel-column-width="1437*"/>
    </style:style>
    <style:style style:name="Tabelle19.C" style:family="table-column">
      <style:table-column-properties style:column-width="4.595cm" style:rel-column-width="2605*"/>
    </style:style>
    <style:style style:name="Tabelle19.D" style:family="table-column">
      <style:table-column-properties style:column-width="0.808cm" style:rel-column-width="458*"/>
    </style:style>
    <style:style style:name="Tabelle19.E" style:family="table-column">
      <style:table-column-properties style:column-width="3.586cm" style:rel-column-width="2033*"/>
    </style:style>
    <style:style style:name="Tabelle19.F" style:family="table-column">
      <style:table-column-properties style:column-width="0.527cm" style:rel-column-width="299*"/>
    </style:style>
    <style:style style:name="Tabelle19.G" style:family="table-column">
      <style:table-column-properties style:column-width="3.055cm" style:rel-column-width="1732*"/>
    </style:style>
    <style:style style:name="Tabelle19.A1" style:family="table-cell">
      <style:table-cell-properties fo:padding="0.097cm" fo:border="0.002cm solid #000000"/>
    </style:style>
    <style:style style:name="Tabelle19.A2" style:family="table-cell">
      <style:table-cell-properties fo:padding="0.097cm" fo:border-left="0.002cm solid #000000" fo:border-right="none" fo:border-top="none" fo:border-bottom="0.002cm solid #000000"/>
    </style:style>
    <style:style style:name="Tabelle19.G2" style:family="table-cell">
      <style:table-cell-properties fo:padding="0.097cm" fo:border-left="0.002cm solid #000000" fo:border-right="0.002cm solid #000000" fo:border-top="none" fo:border-bottom="0.002cm solid #000000"/>
    </style:style>
    <style:style style:name="Tabelle19.A11" style:family="table-cell">
      <style:table-cell-properties fo:padding="0.097cm" fo:border-left="0.002cm solid #000000" fo:border-right="none" fo:border-top="0.002cm solid #000000" fo:border-bottom="0.002cm solid #000000"/>
    </style:style>
    <style:style style:name="Tabelle18" style:family="table">
      <style:table-properties style:width="17cm" table:align="margins"/>
    </style:style>
    <style:style style:name="Tabelle18.A" style:family="table-column">
      <style:table-column-properties style:column-width="4.958cm" style:rel-column-width="2811*"/>
    </style:style>
    <style:style style:name="Tabelle18.B" style:family="table-column">
      <style:table-column-properties style:column-width="4.288cm" style:rel-column-width="2431*"/>
    </style:style>
    <style:style style:name="Tabelle18.C" style:family="table-column">
      <style:table-column-properties style:column-width="4.699cm" style:rel-column-width="2664*"/>
    </style:style>
    <style:style style:name="Tabelle18.D" style:family="table-column">
      <style:table-column-properties style:column-width="3.055cm" style:rel-column-width="1732*"/>
    </style:style>
    <style:style style:name="Tabelle18.A1" style:family="table-cell">
      <style:table-cell-properties fo:padding="0.097cm" fo:border="0.002cm solid #000000"/>
    </style:style>
    <style:style style:name="Tabelle18.A2" style:family="table-cell">
      <style:table-cell-properties fo:padding="0.097cm" fo:border-left="0.002cm solid #000000" fo:border-right="none" fo:border-top="none" fo:border-bottom="0.002cm solid #000000"/>
    </style:style>
    <style:style style:name="Tabelle18.D2" style:family="table-cell">
      <style:table-cell-properties fo:padding="0.097cm" fo:border-left="0.002cm solid #000000" fo:border-right="0.002cm solid #000000" fo:border-top="none" fo:border-bottom="0.002cm solid #000000"/>
    </style:style>
    <style:style style:name="Tabelle18.4" style:family="table-row">
      <style:table-row-properties style:min-row-height="7.523cm"/>
    </style:style>
    <style:style style:name="Tabelle20" style:family="table">
      <style:table-properties style:width="17cm" table:align="margins"/>
    </style:style>
    <style:style style:name="Tabelle20.A" style:family="table-column">
      <style:table-column-properties style:column-width="1.94cm" style:rel-column-width="1100*"/>
    </style:style>
    <style:style style:name="Tabelle20.B" style:family="table-column">
      <style:table-column-properties style:column-width="4.394cm" style:rel-column-width="2491*"/>
    </style:style>
    <style:style style:name="Tabelle20.C" style:family="table-column">
      <style:table-column-properties style:column-width="5.14cm" style:rel-column-width="2914*"/>
    </style:style>
    <style:style style:name="Tabelle20.D" style:family="table-column">
      <style:table-column-properties style:column-width="2.471cm" style:rel-column-width="1401*"/>
    </style:style>
    <style:style style:name="Tabelle20.E" style:family="table-column">
      <style:table-column-properties style:column-width="3.055cm" style:rel-column-width="1732*"/>
    </style:style>
    <style:style style:name="Tabelle20.A1" style:family="table-cell">
      <style:table-cell-properties fo:padding="0.097cm" fo:border="0.002cm solid #000000"/>
    </style:style>
    <style:style style:name="Tabelle20.A2" style:family="table-cell">
      <style:table-cell-properties fo:padding="0.097cm" fo:border-left="0.002cm solid #000000" fo:border-right="none" fo:border-top="none" fo:border-bottom="0.002cm solid #000000"/>
    </style:style>
    <style:style style:name="Tabelle20.E2" style:family="table-cell">
      <style:table-cell-properties fo:padding="0.097cm" fo:border-left="0.002cm solid #000000" fo:border-right="0.002cm solid #000000" fo:border-top="none" fo:border-bottom="0.002cm solid #000000"/>
    </style:style>
    <style:style style:name="Tabelle20.4" style:family="table-row">
      <style:table-row-properties style:min-row-height="8.022cm"/>
    </style:style>
    <style:style style:name="Tabelle22" style:family="table">
      <style:table-properties style:width="17cm" table:align="margins"/>
    </style:style>
    <style:style style:name="Tabelle22.A" style:family="table-column">
      <style:table-column-properties style:column-width="4.249cm" style:rel-column-width="16380*"/>
    </style:style>
    <style:style style:name="Tabelle22.B" style:family="table-column">
      <style:table-column-properties style:column-width="9.2cm" style:rel-column-width="35466*"/>
    </style:style>
    <style:style style:name="Tabelle22.C" style:family="table-column">
      <style:table-column-properties style:column-width="3.551cm" style:rel-column-width="13689*"/>
    </style:style>
    <style:style style:name="Tabelle22.A1" style:family="table-cell">
      <style:table-cell-properties fo:padding="0.097cm" fo:border="0.002cm solid #000000"/>
    </style:style>
    <style:style style:name="Tabelle22.A2" style:family="table-cell">
      <style:table-cell-properties fo:padding="0.097cm" fo:border-left="0.002cm solid #000000" fo:border-right="none" fo:border-top="none" fo:border-bottom="0.002cm solid #000000"/>
    </style:style>
    <style:style style:name="Tabelle22.C2" style:family="table-cell">
      <style:table-cell-properties fo:padding="0.097cm" fo:border-left="0.002cm solid #000000" fo:border-right="0.002cm solid #000000" fo:border-top="none" fo:border-bottom="0.002cm solid #000000"/>
    </style:style>
    <style:style style:name="Tabelle23" style:family="table">
      <style:table-properties style:width="17cm" table:align="margins"/>
    </style:style>
    <style:style style:name="Tabelle23.A" style:family="table-column">
      <style:table-column-properties style:column-width="4.249cm" style:rel-column-width="16380*"/>
    </style:style>
    <style:style style:name="Tabelle23.B" style:family="table-column">
      <style:table-column-properties style:column-width="9.2cm" style:rel-column-width="35466*"/>
    </style:style>
    <style:style style:name="Tabelle23.C" style:family="table-column">
      <style:table-column-properties style:column-width="3.551cm" style:rel-column-width="13689*"/>
    </style:style>
    <style:style style:name="Tabelle23.A1" style:family="table-cell">
      <style:table-cell-properties fo:padding="0.097cm" fo:border="0.002cm solid #000000"/>
    </style:style>
    <style:style style:name="Tabelle23.A2" style:family="table-cell">
      <style:table-cell-properties fo:padding="0.097cm" fo:border-left="0.002cm solid #000000" fo:border-right="none" fo:border-top="none" fo:border-bottom="0.002cm solid #000000"/>
    </style:style>
    <style:style style:name="Tabelle23.C2" style:family="table-cell">
      <style:table-cell-properties fo:padding="0.097cm" fo:border-left="0.002cm solid #000000" fo:border-right="0.002cm solid #000000" fo:border-top="none" fo:border-bottom="0.002cm solid #000000"/>
    </style:style>
    <style:style style:name="Tabelle24" style:family="table">
      <style:table-properties style:width="17cm" table:align="margins"/>
    </style:style>
    <style:style style:name="Tabelle24.A" style:family="table-column">
      <style:table-column-properties style:column-width="4.249cm" style:rel-column-width="16380*"/>
    </style:style>
    <style:style style:name="Tabelle24.B" style:family="table-column">
      <style:table-column-properties style:column-width="9.2cm" style:rel-column-width="35466*"/>
    </style:style>
    <style:style style:name="Tabelle24.C" style:family="table-column">
      <style:table-column-properties style:column-width="3.551cm" style:rel-column-width="13689*"/>
    </style:style>
    <style:style style:name="Tabelle24.A1" style:family="table-cell">
      <style:table-cell-properties fo:padding="0.097cm" fo:border="0.002cm solid #000000"/>
    </style:style>
    <style:style style:name="Tabelle24.A2" style:family="table-cell">
      <style:table-cell-properties fo:padding="0.097cm" fo:border-left="0.002cm solid #000000" fo:border-right="none" fo:border-top="none" fo:border-bottom="0.002cm solid #000000"/>
    </style:style>
    <style:style style:name="Tabelle24.C2" style:family="table-cell">
      <style:table-cell-properties fo:padding="0.097cm" fo:border-left="0.002cm solid #000000" fo:border-right="0.002cm solid #000000" fo:border-top="none" fo:border-bottom="0.002cm solid #000000"/>
    </style:style>
    <style:style style:name="Tabelle25" style:family="table">
      <style:table-properties style:width="17cm" table:align="margins"/>
    </style:style>
    <style:style style:name="Tabelle25.A" style:family="table-column">
      <style:table-column-properties style:column-width="4.249cm" style:rel-column-width="16380*"/>
    </style:style>
    <style:style style:name="Tabelle25.B" style:family="table-column">
      <style:table-column-properties style:column-width="9.2cm" style:rel-column-width="35466*"/>
    </style:style>
    <style:style style:name="Tabelle25.C" style:family="table-column">
      <style:table-column-properties style:column-width="3.551cm" style:rel-column-width="13689*"/>
    </style:style>
    <style:style style:name="Tabelle25.A1" style:family="table-cell">
      <style:table-cell-properties fo:padding="0.097cm" fo:border-left="0.002cm solid #000000" fo:border-right="none" fo:border-top="0.002cm solid #000000" fo:border-bottom="0.002cm solid #000000"/>
    </style:style>
    <style:style style:name="Tabelle25.C1" style:family="table-cell">
      <style:table-cell-properties fo:padding="0.097cm" fo:border="0.002cm solid #000000"/>
    </style:style>
    <style:style style:name="Tabelle25.A2" style:family="table-cell">
      <style:table-cell-properties fo:padding="0.097cm" fo:border-left="0.002cm solid #000000" fo:border-right="none" fo:border-top="none" fo:border-bottom="0.002cm solid #000000"/>
    </style:style>
    <style:style style:name="Tabelle25.B2" style:family="table-cell">
      <style:table-cell-properties fo:padding="0.097cm" fo:border-left="0.002cm solid #000000" fo:border-right="0.002cm solid #000000" fo:border-top="none" fo:border-bottom="0.002cm solid #000000"/>
    </style:style>
    <style:style style:name="Tabelle26" style:family="table">
      <style:table-properties style:width="17cm" table:align="margins"/>
    </style:style>
    <style:style style:name="Tabelle26.A" style:family="table-column">
      <style:table-column-properties style:column-width="4.249cm" style:rel-column-width="16380*"/>
    </style:style>
    <style:style style:name="Tabelle26.B" style:family="table-column">
      <style:table-column-properties style:column-width="9.2cm" style:rel-column-width="35466*"/>
    </style:style>
    <style:style style:name="Tabelle26.C" style:family="table-column">
      <style:table-column-properties style:column-width="3.551cm" style:rel-column-width="13689*"/>
    </style:style>
    <style:style style:name="Tabelle26.A1" style:family="table-cell">
      <style:table-cell-properties fo:padding="0.097cm" fo:border-left="0.002cm solid #000000" fo:border-right="none" fo:border-top="0.002cm solid #000000" fo:border-bottom="0.002cm solid #000000"/>
    </style:style>
    <style:style style:name="Tabelle26.C1" style:family="table-cell">
      <style:table-cell-properties fo:padding="0.097cm" fo:border="0.002cm solid #000000"/>
    </style:style>
    <style:style style:name="Tabelle26.A2" style:family="table-cell">
      <style:table-cell-properties fo:padding="0.097cm" fo:border-left="0.002cm solid #000000" fo:border-right="none" fo:border-top="none" fo:border-bottom="0.002cm solid #000000"/>
    </style:style>
    <style:style style:name="Tabelle26.B2" style:family="table-cell">
      <style:table-cell-properties fo:padding="0.097cm" fo:border-left="0.002cm solid #000000" fo:border-right="0.002cm solid #000000" fo:border-top="none" fo:border-bottom="0.002cm solid #000000"/>
    </style:style>
    <style:style style:name="Tabelle27" style:family="table">
      <style:table-properties style:width="17cm" table:align="margins"/>
    </style:style>
    <style:style style:name="Tabelle27.A" style:family="table-column">
      <style:table-column-properties style:column-width="4.249cm" style:rel-column-width="16380*"/>
    </style:style>
    <style:style style:name="Tabelle27.B" style:family="table-column">
      <style:table-column-properties style:column-width="9.2cm" style:rel-column-width="35466*"/>
    </style:style>
    <style:style style:name="Tabelle27.C" style:family="table-column">
      <style:table-column-properties style:column-width="3.551cm" style:rel-column-width="13689*"/>
    </style:style>
    <style:style style:name="Tabelle27.A1" style:family="table-cell">
      <style:table-cell-properties fo:padding="0.097cm" fo:border="0.002cm solid #000000"/>
    </style:style>
    <style:style style:name="Tabelle27.A2" style:family="table-cell">
      <style:table-cell-properties fo:padding="0.097cm" fo:border-left="0.002cm solid #000000" fo:border-right="none" fo:border-top="none" fo:border-bottom="0.002cm solid #000000"/>
    </style:style>
    <style:style style:name="Tabelle27.C2" style:family="table-cell">
      <style:table-cell-properties fo:padding="0.097cm" fo:border-left="0.002cm solid #000000" fo:border-right="0.002cm solid #000000" fo:border-top="none" fo:border-bottom="0.002cm solid #000000"/>
    </style:style>
    <style:style style:name="Tabelle28" style:family="table">
      <style:table-properties style:width="17cm" table:align="margins"/>
    </style:style>
    <style:style style:name="Tabelle28.A" style:family="table-column">
      <style:table-column-properties style:column-width="4.249cm" style:rel-column-width="16380*"/>
    </style:style>
    <style:style style:name="Tabelle28.B" style:family="table-column">
      <style:table-column-properties style:column-width="12.751cm" style:rel-column-width="49155*"/>
    </style:style>
    <style:style style:name="Tabelle28.A1" style:family="table-cell">
      <style:table-cell-properties fo:padding="0.097cm" fo:border="0.002cm solid #000000"/>
    </style:style>
    <style:style style:name="Tabelle28.A2" style:family="table-cell">
      <style:table-cell-properties fo:padding="0.097cm" fo:border-left="0.002cm solid #000000" fo:border-right="0.002cm solid #000000" fo:border-top="none" fo:border-bottom="0.002cm solid #000000"/>
    </style:style>
    <style:style style:name="Tabelle28.A3" style:family="table-cell">
      <style:table-cell-properties fo:padding="0.097cm" fo:border-left="0.002cm solid #000000" fo:border-right="none" fo:border-top="none" fo:border-bottom="0.002cm solid #000000"/>
    </style:style>
    <style:style style:name="Tabelle21" style:family="table">
      <style:table-properties style:width="17cm" table:align="margins"/>
    </style:style>
    <style:style style:name="Tabelle21.A" style:family="table-column">
      <style:table-column-properties style:column-width="8.5cm" style:rel-column-width="32767*"/>
    </style:style>
    <style:style style:name="Tabelle21.A1" style:family="table-cell">
      <style:table-cell-properties fo:padding="0.097cm" fo:border-left="0.002cm solid #000000" fo:border-right="none" fo:border-top="0.002cm solid #000000" fo:border-bottom="none"/>
    </style:style>
    <style:style style:name="Tabelle21.B1" style:family="table-cell">
      <style:table-cell-properties fo:padding="0.097cm" fo:border-left="0.002cm solid #000000" fo:border-right="0.002cm solid #000000" fo:border-top="0.002cm solid #000000" fo:border-bottom="none"/>
    </style:style>
    <style:style style:name="Tabelle21.A2" style:family="table-cell">
      <style:table-cell-properties fo:padding="0.097cm" fo:border-left="0.002cm solid #000000" fo:border-right="none" fo:border-top="none" fo:border-bottom="none"/>
    </style:style>
    <style:style style:name="Tabelle21.B2" style:family="table-cell">
      <style:table-cell-properties fo:padding="0.097cm" fo:border-left="0.002cm solid #000000" fo:border-right="0.002cm solid #000000" fo:border-top="none" fo:border-bottom="none"/>
    </style:style>
    <style:style style:name="Tabelle21.A3" style:family="table-cell">
      <style:table-cell-properties fo:padding="0.097cm" fo:border-left="0.002cm solid #000000" fo:border-right="none" fo:border-top="none" fo:border-bottom="0.002cm solid #000000"/>
    </style:style>
    <style:style style:name="Tabelle21.B3"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fo:font-size="16pt" fo:language="en" fo:country="GB" style:text-underline-style="solid" style:text-underline-width="auto" style:text-underline-color="font-color" style:font-size-asian="16pt" style:font-size-complex="16pt"/>
    </style:style>
    <style:style style:name="P2" style:family="paragraph" style:parent-style-name="Table_20_Contents">
      <style:paragraph-properties fo:text-align="start" style:justify-single-word="false"/>
      <style:text-properties fo:language="en" fo:country="GB" style:text-underline-style="none"/>
    </style:style>
    <style:style style:name="P3" style:family="paragraph" style:parent-style-name="Table_20_Contents">
      <style:paragraph-properties fo:text-align="justify" style:justify-single-word="false"/>
      <style:text-properties fo:language="en" fo:country="GB" style:text-underline-style="none"/>
    </style:style>
    <style:style style:name="P4" style:family="paragraph" style:parent-style-name="Table_20_Contents">
      <style:paragraph-properties fo:text-align="start" style:justify-single-word="false"/>
      <style:text-properties fo:language="en" fo:country="GB" style:text-underline-style="none" fo:font-weight="normal" style:font-weight-asian="normal" style:font-weight-complex="normal"/>
    </style:style>
    <style:style style:name="P5" style:family="paragraph" style:parent-style-name="Table_20_Contents">
      <style:paragraph-properties fo:text-align="start" style:justify-single-word="false"/>
      <style:text-properties fo:language="en" fo:country="GB"/>
    </style:style>
    <style:style style:name="P6" style:family="paragraph" style:parent-style-name="Table_20_Contents">
      <style:paragraph-properties fo:text-align="start" style:justify-single-word="false"/>
      <style:text-properties fo:language="en" fo:country="GB" fo:font-weight="bold" style:font-weight-asian="bold" style:font-weight-complex="bold"/>
    </style:style>
    <style:style style:name="P7" style:family="paragraph" style:parent-style-name="Table_20_Contents">
      <style:paragraph-properties fo:text-align="start" style:justify-single-word="false"/>
      <style:text-properties fo:language="en" fo:country="GB" fo:font-weight="normal" style:font-weight-asian="normal" style:font-weight-complex="normal"/>
    </style:style>
    <style:style style:name="P8" style:family="paragraph" style:parent-style-name="Table_20_Contents">
      <style:paragraph-properties fo:text-align="start" style:justify-single-word="false"/>
      <style:text-properties fo:language="en" fo:country="GB" fo:font-style="italic" style:text-underline-style="none" fo:font-weight="bold" style:font-style-asian="italic" style:font-weight-asian="bold" style:font-style-complex="italic" style:font-weight-complex="bold"/>
    </style:style>
    <style:style style:name="P9" style:family="paragraph" style:parent-style-name="Table_20_Contents">
      <style:paragraph-properties fo:text-align="start" style:justify-single-word="false"/>
      <style:text-properties fo:language="en" fo:country="GB" fo:font-style="italic" fo:font-weight="bold" style:font-style-asian="italic" style:font-weight-asian="bold" style:font-style-complex="italic" style:font-weight-complex="bold"/>
    </style:style>
    <style:style style:name="P10" style:family="paragraph" style:parent-style-name="Table_20_Contents">
      <style:paragraph-properties fo:text-align="start" style:justify-single-word="false"/>
      <style:text-properties fo:language="en" fo:country="GB" fo:font-style="normal" style:text-underline-style="none" fo:font-weight="normal" style:font-style-asian="normal" style:font-weight-asian="normal" style:font-style-complex="normal" style:font-weight-complex="normal"/>
    </style:style>
    <style:style style:name="P11" style:family="paragraph" style:parent-style-name="Standard">
      <style:text-properties fo:language="en" fo:country="GB"/>
    </style:style>
    <style:style style:name="P12" style:family="paragraph" style:parent-style-name="Standard">
      <style:paragraph-properties fo:text-align="center" style:justify-single-word="false"/>
      <style:text-properties fo:language="en" fo:country="GB" style:text-underline-style="solid" style:text-underline-type="double" style:text-underline-width="auto" style:text-underline-color="font-color" fo:font-weight="bold" style:font-weight-asian="bold" style:font-weight-complex="bold"/>
    </style:style>
    <style:style style:name="P13" style:family="paragraph" style:parent-style-name="Standard">
      <style:text-properties fo:font-style="italic" style:font-style-asian="italic" style:font-style-complex="italic"/>
    </style:style>
    <style:style style:name="P14" style:family="paragraph" style:parent-style-name="Standard">
      <style:text-properties fo:font-weight="normal" style:font-weight-asian="normal" style:font-weight-complex="normal"/>
    </style:style>
    <style:style style:name="P15" style:family="paragraph" style:parent-style-name="Standard">
      <style:text-properties fo:font-style="normal" style:font-style-asian="normal" style:font-style-complex="normal"/>
    </style:style>
    <style:style style:name="P16" style:family="paragraph" style:parent-style-name="Standard">
      <style:text-properties fo:font-style="italic" style:font-style-asian="italic" style:font-style-complex="italic"/>
    </style:style>
    <style:style style:name="P17" style:family="paragraph" style:parent-style-name="Standard">
      <style:paragraph-properties fo:text-align="center" style:justify-single-word="false"/>
      <style:text-properties fo:font-style="italic" style:text-underline-style="solid" style:text-underline-type="double" style:text-underline-width="auto" style:text-underline-color="font-color" fo:font-weight="bold" style:font-style-asian="italic" style:font-weight-asian="bold" style:font-style-complex="italic" style:font-weight-complex="bold"/>
    </style:style>
    <style:style style:name="P18" style:family="paragraph" style:parent-style-name="Standard">
      <style:text-properties fo:font-style="italic" fo:font-weight="bold" fo:background-color="#00ff00" style:font-style-asian="italic" style:font-weight-asian="bold" style:font-style-complex="italic" style:font-weight-complex="bold"/>
    </style:style>
    <style:style style:name="P19" style:family="paragraph" style:parent-style-name="Standard">
      <style:text-properties fo:language="en" fo:country="GB"/>
    </style:style>
    <style:style style:name="P20" style:family="paragraph" style:parent-style-name="Standard">
      <style:paragraph-properties fo:text-align="center" style:justify-single-word="false"/>
      <style:text-properties style:text-underline-style="solid" style:text-underline-type="double" style:text-underline-width="auto" style:text-underline-color="font-color" fo:font-weight="bold" style:font-weight-asian="bold" style:font-weight-complex="bold"/>
    </style:style>
    <style:style style:name="P21" style:family="paragraph" style:parent-style-name="Table_20_Contents">
      <style:text-properties fo:language="en" fo:country="GB"/>
    </style:style>
    <style:style style:name="P22" style:family="paragraph" style:parent-style-name="Table_20_Contents">
      <style:paragraph-properties fo:text-align="justify" style:justify-single-word="false"/>
      <style:text-properties fo:language="en" fo:country="GB" style:text-underline-style="none"/>
    </style:style>
    <style:style style:name="P23" style:family="paragraph" style:parent-style-name="Table_20_Contents">
      <style:paragraph-properties fo:text-align="start" style:justify-single-word="false"/>
      <style:text-properties fo:language="en" fo:country="GB" style:text-underline-style="none"/>
    </style:style>
    <style:style style:name="P24" style:family="paragraph" style:parent-style-name="Table_20_Contents">
      <style:paragraph-properties fo:text-align="start" style:justify-single-word="false"/>
      <style:text-properties fo:language="en" fo:country="GB" style:text-underline-style="none" fo:font-weight="bold" style:font-weight-asian="bold" style:font-weight-complex="bold"/>
    </style:style>
    <style:style style:name="P25" style:family="paragraph" style:parent-style-name="Table_20_Contents">
      <style:paragraph-properties fo:text-align="start" style:justify-single-word="false"/>
      <style:text-properties fo:language="en" fo:country="GB" fo:font-weight="bold" style:font-weight-asian="bold" style:font-weight-complex="bold"/>
    </style:style>
    <style:style style:name="P26" style:family="paragraph" style:parent-style-name="Table_20_Contents">
      <style:paragraph-properties fo:text-align="start" style:justify-single-word="false"/>
      <style:text-properties fo:language="en" fo:country="GB" fo:font-weight="normal" style:font-weight-asian="normal" style:font-weight-complex="normal"/>
    </style:style>
    <style:style style:name="P27" style:family="paragraph" style:parent-style-name="Table_20_Contents">
      <style:paragraph-properties fo:text-align="start" style:justify-single-word="false"/>
      <style:text-properties fo:language="en" fo:country="GB"/>
    </style:style>
    <style:style style:name="P28" style:family="paragraph" style:parent-style-name="Table_20_Contents">
      <style:paragraph-properties fo:text-align="start" style:justify-single-word="false"/>
      <style:text-properties fo:language="en" fo:country="GB" fo:font-style="normal" style:text-underline-style="none" fo:font-weight="normal" style:font-style-asian="normal" style:font-weight-asian="normal" style:font-style-complex="normal" style:font-weight-complex="normal"/>
    </style:style>
    <style:style style:name="P29" style:family="paragraph" style:parent-style-name="Table_20_Contents">
      <style:paragraph-properties fo:text-align="start" style:justify-single-word="false"/>
      <style:text-properties fo:language="en" fo:country="GB" fo:font-style="normal" style:text-underline-style="none" fo:font-weight="normal" fo:background-color="#00ff00" style:font-style-asian="normal" style:font-weight-asian="normal" style:font-style-complex="normal" style:font-weight-complex="normal"/>
    </style:style>
    <style:style style:name="P30" style:family="paragraph" style:parent-style-name="Table_20_Contents">
      <style:paragraph-properties fo:text-align="start" style:justify-single-word="false"/>
      <style:text-properties fo:language="en" fo:country="GB" fo:font-style="normal" fo:font-weight="normal" style:font-style-asian="normal" style:font-weight-asian="normal" style:font-style-complex="normal" style:font-weight-complex="normal"/>
    </style:style>
    <style:style style:name="P31" style:family="paragraph" style:parent-style-name="Table_20_Contents">
      <style:paragraph-properties fo:text-align="start" style:justify-single-word="false"/>
      <style:text-properties fo:language="en" fo:country="GB" fo:font-style="italic" fo:font-weight="bold" style:font-style-asian="italic" style:font-weight-asian="bold" style:font-style-complex="italic" style:font-weight-complex="bold"/>
    </style:style>
    <style:style style:name="P32" style:family="paragraph" style:parent-style-name="Table_20_Contents">
      <style:paragraph-properties fo:text-align="start" style:justify-single-word="false"/>
      <style:text-properties fo:language="en" fo:country="GB" fo:font-style="italic" fo:font-weight="bold" fo:background-color="#00ff00" style:font-style-asian="italic" style:font-weight-asian="bold" style:font-style-complex="italic" style:font-weight-complex="bold"/>
    </style:style>
    <style:style style:name="P33" style:family="paragraph" style:parent-style-name="Table_20_Contents">
      <style:paragraph-properties fo:text-align="start" style:justify-single-word="false"/>
      <style:text-properties fo:language="en" fo:country="GB" fo:font-style="italic" style:text-underline-style="none" fo:font-weight="normal" style:font-style-asian="italic" style:font-weight-asian="normal" style:font-style-complex="italic" style:font-weight-complex="normal"/>
    </style:style>
    <style:style style:name="P34" style:family="paragraph" style:parent-style-name="Table_20_Contents">
      <style:paragraph-properties fo:text-align="start" style:justify-single-word="false"/>
      <style:text-properties fo:language="en" fo:country="GB" fo:font-style="italic" style:text-underline-style="none" fo:font-weight="bold" style:font-style-asian="italic" style:font-weight-asian="bold" style:font-style-complex="italic" style:font-weight-complex="bold"/>
    </style:style>
    <style:style style:name="P35" style:family="paragraph" style:parent-style-name="Table_20_Contents">
      <style:paragraph-properties fo:text-align="start" style:justify-single-word="false"/>
      <style:text-properties fo:language="en" fo:country="GB" fo:font-style="italic" style:text-underline-style="none" fo:font-weight="bold" fo:background-color="#008000" style:font-style-asian="italic" style:font-weight-asian="bold" style:font-style-complex="italic" style:font-weight-complex="bold"/>
    </style:style>
    <style:style style:name="P36" style:family="paragraph" style:parent-style-name="Table_20_Contents">
      <style:paragraph-properties fo:text-align="start" style:justify-single-word="false"/>
      <style:text-properties fo:language="en" fo:country="GB" fo:font-style="italic" style:text-underline-style="none" fo:font-weight="bold" fo:background-color="#99284c" style:font-style-asian="italic" style:font-weight-asian="bold" style:font-style-complex="italic" style:font-weight-complex="bold"/>
    </style:style>
    <style:style style:name="P37" style:family="paragraph" style:parent-style-name="Table_20_Contents">
      <style:paragraph-properties fo:text-align="start" style:justify-single-word="false"/>
      <style:text-properties fo:language="en" fo:country="GB" fo:font-style="italic" style:text-underline-style="none" fo:font-weight="bold" fo:background-color="#eb613d" style:font-style-asian="italic" style:font-weight-asian="bold" style:font-style-complex="italic" style:font-weight-complex="bold"/>
    </style:style>
    <style:style style:name="P38" style:family="paragraph" style:parent-style-name="Table_20_Contents">
      <style:text-properties fo:font-style="italic" fo:font-weight="bold" style:font-style-asian="italic" style:font-weight-asian="bold" style:font-style-complex="italic" style:font-weight-complex="bold"/>
    </style:style>
    <style:style style:name="P39" style:family="paragraph" style:parent-style-name="Table_20_Contents">
      <style:text-properties fo:language="en" fo:country="US"/>
    </style:style>
    <style:style style:name="T1" style:family="text">
      <style:text-properties fo:font-size="12pt" style:font-size-asian="12pt" style:font-size-complex="12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style:text-underline-style="none"/>
    </style:style>
    <style:style style:name="T12" style:family="text">
      <style:text-properties style:text-underline-style="none" fo:font-weight="normal" style:font-weight-asian="normal" style:font-weight-complex="normal"/>
    </style:style>
    <style:style style:name="T13" style:family="text">
      <style:text-properties fo:background-color="#00ff00"/>
    </style:style>
    <style:style style:name="T14"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ame Jam<text:span text:style-name="T1"> 30.11./01.12.13</text:span></text:p>
      <text:p text:style-name="P11"/>
      <table:table table:name="Tabelle1" table:style-name="Tabelle1">
        <table:table-column table:style-name="Tabelle1.A"/>
        <table:table-column table:style-name="Tabelle1.B"/>
        <table:table-column table:style-name="Tabelle1.A"/>
        <table:table-column table:style-name="Tabelle1.D"/>
        <table:table-column table:style-name="Tabelle1.E"/>
        <table:table-row>
          <table:table-cell table:style-name="Tabelle1.A1" table:number-columns-spanned="5" office:value-type="string">
            <text:p text:style-name="P2">Bild</text:p>
          </table:table-cell>
          <table:covered-table-cell/>
          <table:covered-table-cell/>
          <table:covered-table-cell/>
          <table:covered-table-cell/>
        </table:table-row>
        <table:table-row>
          <table:table-cell table:style-name="Tabelle1.A2" table:number-columns-spanned="4" office:value-type="string">
            <text:p text:style-name="P2">Text</text:p>
            <text:p text:style-name="P2"/>
          </table:table-cell>
          <table:covered-table-cell/>
          <table:covered-table-cell/>
          <table:covered-table-cell/>
          <table:table-cell table:style-name="Tabelle1.E2" office:value-type="string">
            <text:p text:style-name="P2">Szenennummer</text:p>
          </table:table-cell>
        </table:table-row>
        <table:table-row>
          <table:table-cell table:style-name="Tabelle1.A2" office:value-type="string">
            <text:p text:style-name="P5">WAHL A</text:p>
          </table:table-cell>
          <table:table-cell table:style-name="Tabelle1.A2" office:value-type="string">
            <text:p text:style-name="P5">Text</text:p>
          </table:table-cell>
          <table:table-cell table:style-name="Tabelle1.A2" office:value-type="string">
            <text:p text:style-name="P5">BattlePoints ± X</text:p>
          </table:table-cell>
          <table:table-cell table:style-name="Tabelle1.E2" table:number-columns-spanned="2" office:value-type="string">
            <text:p text:style-name="P5">± Item</text:p>
          </table:table-cell>
          <table:covered-table-cell/>
        </table:table-row>
        <table:table-row>
          <table:table-cell table:style-name="Tabelle1.A2" office:value-type="string">
            <text:p text:style-name="P5"/>
          </table:table-cell>
          <table:table-cell table:style-name="Tabelle1.A2" office:value-type="string">
            <text:p text:style-name="P5"/>
          </table:table-cell>
          <table:table-cell table:style-name="Tabelle1.A2" office:value-type="string">
            <text:p text:style-name="P5"/>
          </table:table-cell>
          <table:table-cell table:style-name="Tabelle1.E2" table:number-columns-spanned="2" office:value-type="string">
            <text:p text:style-name="P5"/>
          </table:table-cell>
          <table:covered-table-cell/>
        </table:table-row>
        <table:table-row>
          <table:table-cell table:style-name="Tabelle1.A2" office:value-type="string">
            <text:p text:style-name="P5">WAHL B</text:p>
          </table:table-cell>
          <table:table-cell table:style-name="Tabelle1.A2" office:value-type="string">
            <text:p text:style-name="P5">Text</text:p>
          </table:table-cell>
          <table:table-cell table:style-name="Tabelle1.A2" office:value-type="string">
            <text:p text:style-name="P5">BattlePoints ± X</text:p>
          </table:table-cell>
          <table:table-cell table:style-name="Tabelle1.E2" table:number-columns-spanned="2" office:value-type="string">
            <text:p text:style-name="P5">± Item</text:p>
          </table:table-cell>
          <table:covered-table-cell/>
        </table:table-row>
        <table:table-row>
          <table:table-cell table:style-name="Tabelle1.A2" office:value-type="string">
            <text:p text:style-name="P5"/>
          </table:table-cell>
          <table:table-cell table:style-name="Tabelle1.A2" office:value-type="string">
            <text:p text:style-name="P5"/>
          </table:table-cell>
          <table:table-cell table:style-name="Tabelle1.A2" office:value-type="string">
            <text:p text:style-name="P5"/>
          </table:table-cell>
          <table:table-cell table:style-name="Tabelle1.E2" table:number-columns-spanned="2" office:value-type="string">
            <text:p text:style-name="P5"/>
          </table:table-cell>
          <table:covered-table-cell/>
        </table:table-row>
        <table:table-row>
          <table:table-cell table:style-name="Tabelle1.A2" office:value-type="string">
            <text:p text:style-name="P5">WAHL C</text:p>
          </table:table-cell>
          <table:table-cell table:style-name="Tabelle1.A2" office:value-type="string">
            <text:p text:style-name="P5">Text</text:p>
          </table:table-cell>
          <table:table-cell table:style-name="Tabelle1.A2" office:value-type="string">
            <text:p text:style-name="P5">BattlePoints ± X</text:p>
          </table:table-cell>
          <table:table-cell table:style-name="Tabelle1.E2" table:number-columns-spanned="2" office:value-type="string">
            <text:p text:style-name="P5">± Item</text:p>
          </table:table-cell>
          <table:covered-table-cell/>
        </table:table-row>
        <table:table-row>
          <table:table-cell table:style-name="Tabelle1.A2" office:value-type="string">
            <text:p text:style-name="P5"/>
          </table:table-cell>
          <table:table-cell table:style-name="Tabelle1.A2" office:value-type="string">
            <text:p text:style-name="P5"/>
          </table:table-cell>
          <table:table-cell table:style-name="Tabelle1.A2" office:value-type="string">
            <text:p text:style-name="P5"/>
          </table:table-cell>
          <table:table-cell table:style-name="Tabelle1.E2" table:number-columns-spanned="2" office:value-type="string">
            <text:p text:style-name="P5"/>
          </table:table-cell>
          <table:covered-table-cell/>
        </table:table-row>
        <table:table-row>
          <table:table-cell table:style-name="Tabelle1.A2" office:value-type="string">
            <text:p text:style-name="P5">WAHL D</text:p>
          </table:table-cell>
          <table:table-cell table:style-name="Tabelle1.A2" office:value-type="string">
            <text:p text:style-name="P5">Text</text:p>
          </table:table-cell>
          <table:table-cell table:style-name="Tabelle1.A2" office:value-type="string">
            <text:p text:style-name="P5">BattlePoints ± X</text:p>
          </table:table-cell>
          <table:table-cell table:style-name="Tabelle1.E2" table:number-columns-spanned="2" office:value-type="string">
            <text:p text:style-name="P5">± Item</text:p>
          </table:table-cell>
          <table:covered-table-cell/>
        </table:table-row>
      </table:table>
      <text:p text:style-name="P11"/>
      <text:p text:style-name="P12">Prolog</text:p>
      <text:p text:style-name="P11"/>
      <table:table table:name="Tabelle2" table:style-name="Tabelle2">
        <table:table-column table:style-name="Tabelle2.A"/>
        <table:table-column table:style-name="Tabelle2.B"/>
        <table:table-column table:style-name="Tabelle2.C"/>
        <table:table-row>
          <table:table-cell table:style-name="Tabelle2.A1" table:number-columns-spanned="3" office:value-type="string">
            <text:p text:style-name="P2">Bildhintergrund: schwarz</text:p>
            <text:p text:style-name="P5">Szene: nichts </text:p>
          </table:table-cell>
          <table:covered-table-cell/>
          <table:covered-table-cell/>
        </table:table-row>
        <table:table-row>
          <table:table-cell table:style-name="Tabelle2.A2" table:number-columns-spanned="2" office:value-type="string">
            <text:p text:style-name="P3">A long time ago, there was a mighty warrior by the name of Garoth who had fought many battles to protect his kingdom and his people. His enemies froze upon the sight of his…</text:p>
          </table:table-cell>
          <table:covered-table-cell/>
          <table:table-cell table:style-name="Tabelle2.C2" office:value-type="string">
            <text:p text:style-name="P2"/>
          </table:table-cell>
        </table:table-row>
        <table:table-row>
          <table:table-cell table:style-name="Tabelle2.A2" office:value-type="string">
            <text:p text:style-name="P5">WAHL A</text:p>
          </table:table-cell>
          <table:table-cell table:style-name="Tabelle2.C2" table:number-columns-spanned="2" office:value-type="string">
            <text:p text:style-name="P5">… blue eyes…</text:p>
          </table:table-cell>
          <table:covered-table-cell/>
        </table:table-row>
        <table:table-row>
          <table:table-cell table:style-name="Tabelle2.A2" office:value-type="string">
            <text:p text:style-name="P5">WAHL B</text:p>
          </table:table-cell>
          <table:table-cell table:style-name="Tabelle2.C2" table:number-columns-spanned="2" office:value-type="string">
            <text:p text:style-name="P5">… green eyes…</text:p>
          </table:table-cell>
          <table:covered-table-cell/>
        </table:table-row>
        <table:table-row>
          <table:table-cell table:style-name="Tabelle2.A2" office:value-type="string">
            <text:p text:style-name="P5">WAHL C</text:p>
          </table:table-cell>
          <table:table-cell table:style-name="Tabelle2.C2" table:number-columns-spanned="2" office:value-type="string">
            <text:p text:style-name="P5">… brown eyes…</text:p>
          </table:table-cell>
          <table:covered-table-cell/>
        </table:table-row>
        <table:table-row>
          <table:table-cell table:style-name="Tabelle2.A2" office:value-type="string">
            <text:p text:style-name="P5">WAHL D</text:p>
          </table:table-cell>
          <table:table-cell table:style-name="Tabelle2.C2" table:number-columns-spanned="2" office:value-type="string">
            <text:p text:style-name="P5">… black eyes…</text:p>
          </table:table-cell>
          <table:covered-table-cell/>
        </table:table-row>
      </table:table>
      <text:p text:style-name="P11"/>
      <text:p text:style-name="P11"/>
      <table:table table:name="Tabelle3" table:style-name="Tabelle3">
        <table:table-column table:style-name="Tabelle3.A"/>
        <table:table-column table:style-name="Tabelle3.B"/>
        <table:table-column table:style-name="Tabelle3.C"/>
        <table:table-row>
          <table:table-cell table:style-name="Tabelle3.A1" table:number-columns-spanned="3" office:value-type="string">
            <text:p text:style-name="P2">Bildhintergrund: schwarz</text:p>
            <text:p text:style-name="P5">Szene: nichts </text:p>
          </table:table-cell>
          <table:covered-table-cell/>
          <table:covered-table-cell/>
        </table:table-row>
        <table:table-row>
          <table:table-cell table:style-name="Tabelle3.A2" table:number-columns-spanned="2" office:value-type="string">
            <text:p text:style-name="P3">… and his wild…</text:p>
          </table:table-cell>
          <table:covered-table-cell/>
          <table:table-cell table:style-name="Tabelle3.C2" office:value-type="string">
            <text:p text:style-name="P2"/>
          </table:table-cell>
        </table:table-row>
        <table:table-row>
          <table:table-cell table:style-name="Tabelle3.A2" office:value-type="string">
            <text:p text:style-name="P5">WAHL A</text:p>
          </table:table-cell>
          <table:table-cell table:style-name="Tabelle3.C2" table:number-columns-spanned="2" office:value-type="string">
            <text:p text:style-name="P5">… blonde hair.</text:p>
          </table:table-cell>
          <table:covered-table-cell/>
        </table:table-row>
        <table:table-row>
          <table:table-cell table:style-name="Tabelle3.A2" office:value-type="string">
            <text:p text:style-name="P5">WAHL B</text:p>
          </table:table-cell>
          <table:table-cell table:style-name="Tabelle3.C2" table:number-columns-spanned="2" office:value-type="string">
            <text:p text:style-name="P5">… brown hair.</text:p>
          </table:table-cell>
          <table:covered-table-cell/>
        </table:table-row>
        <table:table-row>
          <table:table-cell table:style-name="Tabelle3.A2" office:value-type="string">
            <text:p text:style-name="P5">WAHL C</text:p>
          </table:table-cell>
          <table:table-cell table:style-name="Tabelle3.C2" table:number-columns-spanned="2" office:value-type="string">
            <text:p text:style-name="P5">… black hair.</text:p>
          </table:table-cell>
          <table:covered-table-cell/>
        </table:table-row>
        <table:table-row>
          <table:table-cell table:style-name="Tabelle3.A2" office:value-type="string">
            <text:p text:style-name="P5">WAHL D</text:p>
          </table:table-cell>
          <table:table-cell table:style-name="Tabelle3.C2" table:number-columns-spanned="2" office:value-type="string">
            <text:p text:style-name="P5">… red hair.</text:p>
          </table:table-cell>
          <table:covered-table-cell/>
        </table:table-row>
      </table:table>
      <text:p text:style-name="P11"/>
      <text:p text:style-name="P11"/>
      <table:table table:name="Tabelle4" table:style-name="Tabelle4">
        <table:table-column table:style-name="Tabelle4.A"/>
        <table:table-column table:style-name="Tabelle4.B"/>
        <table:table-column table:style-name="Tabelle4.C"/>
        <table:table-row>
          <table:table-cell table:style-name="Tabelle4.A1" table:number-columns-spanned="3" office:value-type="string">
            <text:p text:style-name="P2">Bildhintergrund: schwarz</text:p>
            <text:p text:style-name="P5">Szene: nichts </text:p>
          </table:table-cell>
          <table:covered-table-cell/>
          <table:covered-table-cell/>
        </table:table-row>
        <table:table-row>
          <table:table-cell table:style-name="Tabelle4.A2" table:number-columns-spanned="2" office:value-type="string">
            <text:p text:style-name="P3">When he drew his…</text:p>
          </table:table-cell>
          <table:covered-table-cell/>
          <table:table-cell table:style-name="Tabelle4.C2" office:value-type="string">
            <text:p text:style-name="P2"/>
          </table:table-cell>
        </table:table-row>
        <table:table-row>
          <table:table-cell table:style-name="Tabelle4.A2" office:value-type="string">
            <text:p text:style-name="P5">WAHL A</text:p>
          </table:table-cell>
          <table:table-cell table:style-name="Tabelle4.C2" table:number-columns-spanned="2" office:value-type="string">
            <text:p text:style-name="P5">… bow…</text:p>
          </table:table-cell>
          <table:covered-table-cell/>
        </table:table-row>
        <table:table-row>
          <table:table-cell table:style-name="Tabelle4.A2" office:value-type="string">
            <text:p text:style-name="P5">WAHL B</text:p>
          </table:table-cell>
          <table:table-cell table:style-name="Tabelle4.C2" table:number-columns-spanned="2" office:value-type="string">
            <text:p text:style-name="P5">… battle axe…</text:p>
          </table:table-cell>
          <table:covered-table-cell/>
        </table:table-row>
        <table:table-row>
          <table:table-cell table:style-name="Tabelle4.A2" office:value-type="string">
            <text:p text:style-name="P5">WAHL C</text:p>
          </table:table-cell>
          <table:table-cell table:style-name="Tabelle4.C2" table:number-columns-spanned="2" office:value-type="string">
            <text:p text:style-name="P5">… longsword…</text:p>
          </table:table-cell>
          <table:covered-table-cell/>
        </table:table-row>
        <text:soft-page-break/>
        <table:table-row>
          <table:table-cell table:style-name="Tabelle4.A2" office:value-type="string">
            <text:p text:style-name="P5">WAHL D</text:p>
          </table:table-cell>
          <table:table-cell table:style-name="Tabelle4.C2" table:number-columns-spanned="2" office:value-type="string">
            <text:p text:style-name="P5">… magic staff…</text:p>
          </table:table-cell>
          <table:covered-table-cell/>
        </table:table-row>
      </table:table>
      <text:p text:style-name="P11"/>
      <text:p text:style-name="P11"/>
      <table:table table:name="Tabelle5" table:style-name="Tabelle5">
        <table:table-column table:style-name="Tabelle5.A"/>
        <table:table-column table:style-name="Tabelle5.B"/>
        <table:table-column table:style-name="Tabelle5.C"/>
        <table:table-row>
          <table:table-cell table:style-name="Tabelle5.A1" table:number-columns-spanned="3" office:value-type="string">
            <text:p text:style-name="P2">Bildhintergrund: schwarz</text:p>
            <text:p text:style-name="P5">Szene: nichts </text:p>
          </table:table-cell>
          <table:covered-table-cell/>
          <table:covered-table-cell/>
        </table:table-row>
        <table:table-row>
          <table:table-cell table:style-name="Tabelle5.A2" table:number-columns-spanned="2" office:value-type="string">
            <text:p text:style-name="P3">… his foes knew their end was near. His…</text:p>
          </table:table-cell>
          <table:covered-table-cell/>
          <table:table-cell table:style-name="Tabelle5.C2" office:value-type="string">
            <text:p text:style-name="P2"/>
          </table:table-cell>
        </table:table-row>
        <table:table-row>
          <table:table-cell table:style-name="Tabelle5.A2" office:value-type="string">
            <text:p text:style-name="P5">WAHL A</text:p>
          </table:table-cell>
          <table:table-cell table:style-name="Tabelle5.C2" table:number-columns-spanned="2" office:value-type="string">
            <text:p text:style-name="P5">… black robe…</text:p>
          </table:table-cell>
          <table:covered-table-cell/>
        </table:table-row>
        <table:table-row>
          <table:table-cell table:style-name="Tabelle5.A2" office:value-type="string">
            <text:p text:style-name="P5">WAHL B</text:p>
          </table:table-cell>
          <table:table-cell table:style-name="Tabelle5.C2" table:number-columns-spanned="2" office:value-type="string">
            <text:p text:style-name="P5">… shiny chainmail…</text:p>
          </table:table-cell>
          <table:covered-table-cell/>
        </table:table-row>
        <table:table-row>
          <table:table-cell table:style-name="Tabelle5.A2" office:value-type="string">
            <text:p text:style-name="P5">WAHL C</text:p>
          </table:table-cell>
          <table:table-cell table:style-name="Tabelle5.C2" table:number-columns-spanned="2" office:value-type="string">
            <text:p text:style-name="P5">… red cuirass…</text:p>
          </table:table-cell>
          <table:covered-table-cell/>
        </table:table-row>
        <table:table-row>
          <table:table-cell table:style-name="Tabelle5.A2" office:value-type="string">
            <text:p text:style-name="P5">WAHL D</text:p>
          </table:table-cell>
          <table:table-cell table:style-name="Tabelle5.C2" table:number-columns-spanned="2" office:value-type="string">
            <text:p text:style-name="P5">… leather armor…</text:p>
          </table:table-cell>
          <table:covered-table-cell/>
        </table:table-row>
      </table:table>
      <text:p text:style-name="P11"/>
      <table:table table:name="Tabelle6" table:style-name="Tabelle6">
        <table:table-column table:style-name="Tabelle6.A"/>
        <table:table-column table:style-name="Tabelle6.B"/>
        <table:table-column table:style-name="Tabelle6.C"/>
        <table:table-row>
          <table:table-cell table:style-name="Tabelle6.A1" table:number-columns-spanned="2" office:value-type="string">
            <text:p text:style-name="P3">… showed the emblem of his ancestors:</text:p>
          </table:table-cell>
          <table:covered-table-cell/>
          <table:table-cell table:style-name="Tabelle6.C1" office:value-type="string">
            <text:p text:style-name="P2"/>
          </table:table-cell>
        </table:table-row>
        <table:table-row>
          <table:table-cell table:style-name="Tabelle6.A2" office:value-type="string">
            <text:p text:style-name="P5">WAHL A</text:p>
          </table:table-cell>
          <table:table-cell table:style-name="Tabelle6.B2" table:number-columns-spanned="2" office:value-type="string">
            <text:p text:style-name="P5">A red falcon.</text:p>
          </table:table-cell>
          <table:covered-table-cell/>
        </table:table-row>
        <table:table-row>
          <table:table-cell table:style-name="Tabelle6.A2" office:value-type="string">
            <text:p text:style-name="P5">WAHL B</text:p>
          </table:table-cell>
          <table:table-cell table:style-name="Tabelle6.B2" table:number-columns-spanned="2" office:value-type="string">
            <text:p text:style-name="P5">A purple bear.</text:p>
          </table:table-cell>
          <table:covered-table-cell/>
        </table:table-row>
        <table:table-row>
          <table:table-cell table:style-name="Tabelle6.A2" office:value-type="string">
            <text:p text:style-name="P5">WAHL C</text:p>
          </table:table-cell>
          <table:table-cell table:style-name="Tabelle6.B2" table:number-columns-spanned="2" office:value-type="string">
            <text:p text:style-name="P5">A green snake.</text:p>
          </table:table-cell>
          <table:covered-table-cell/>
        </table:table-row>
        <table:table-row>
          <table:table-cell table:style-name="Tabelle6.A2" office:value-type="string">
            <text:p text:style-name="P5">WAHL D</text:p>
          </table:table-cell>
          <table:table-cell table:style-name="Tabelle6.B2" table:number-columns-spanned="2" office:value-type="string">
            <text:p text:style-name="P5">A white rabbit.</text:p>
          </table:table-cell>
          <table:covered-table-cell/>
        </table:table-row>
      </table:table>
      <text:p text:style-name="P11"/>
      <table:table table:name="Tabelle8" table:style-name="Tabelle8">
        <table:table-column table:style-name="Tabelle8.A"/>
        <table:table-column table:style-name="Tabelle8.B"/>
        <table:table-column table:style-name="Tabelle8.C"/>
        <table:table-row>
          <table:table-cell table:style-name="Tabelle8.A1" table:number-columns-spanned="2" office:value-type="string">
            <text:p text:style-name="P3">Many tales have been told about the Great Battle of Tarion, where he lost his…</text:p>
          </table:table-cell>
          <table:covered-table-cell/>
          <table:table-cell table:style-name="Tabelle8.C1" office:value-type="string">
            <text:p text:style-name="P2"/>
          </table:table-cell>
        </table:table-row>
        <table:table-row>
          <table:table-cell table:style-name="Tabelle8.A2" office:value-type="string">
            <text:p text:style-name="P5">WAHL A</text:p>
          </table:table-cell>
          <table:table-cell table:style-name="Tabelle8.B2" table:number-columns-spanned="2" office:value-type="string">
            <text:p text:style-name="P5">… left index finger.</text:p>
          </table:table-cell>
          <table:covered-table-cell/>
        </table:table-row>
        <table:table-row>
          <table:table-cell table:style-name="Tabelle8.A2" office:value-type="string">
            <text:p text:style-name="P5">WAHL B</text:p>
          </table:table-cell>
          <table:table-cell table:style-name="Tabelle8.B2" table:number-columns-spanned="2" office:value-type="string">
            <text:p text:style-name="P5">… right index finger.</text:p>
          </table:table-cell>
          <table:covered-table-cell/>
        </table:table-row>
        <table:table-row>
          <table:table-cell table:style-name="Tabelle8.A2" office:value-type="string">
            <text:p text:style-name="P5">WAHL C</text:p>
          </table:table-cell>
          <table:table-cell table:style-name="Tabelle8.B2" table:number-columns-spanned="2" office:value-type="string">
            <text:p text:style-name="P5">… left ear.</text:p>
          </table:table-cell>
          <table:covered-table-cell/>
        </table:table-row>
        <table:table-row>
          <table:table-cell table:style-name="Tabelle8.A2" office:value-type="string">
            <text:p text:style-name="P5">WAHL D</text:p>
          </table:table-cell>
          <table:table-cell table:style-name="Tabelle8.B2" table:number-columns-spanned="2" office:value-type="string">
            <text:p text:style-name="P5">… right ear.</text:p>
          </table:table-cell>
          <table:covered-table-cell/>
        </table:table-row>
      </table:table>
      <text:p text:style-name="P11"/>
      <table:table table:name="Tabelle7" table:style-name="Tabelle7">
        <table:table-column table:style-name="Tabelle7.A"/>
        <table:table-column table:style-name="Tabelle7.B"/>
        <table:table-column table:style-name="Tabelle7.C"/>
        <table:table-row>
          <table:table-cell table:style-name="Tabelle7.A1" table:number-columns-spanned="3" office:value-type="string">
            <text:p text:style-name="P3">Bild: Entführungs-Szene</text:p>
          </table:table-cell>
          <table:covered-table-cell/>
          <table:covered-table-cell/>
        </table:table-row>
        <table:table-row>
          <table:table-cell table:style-name="Tabelle7.A2" table:number-columns-spanned="2" office:value-type="string">
            <text:p text:style-name="P3">Our story begins years after this victorious battle, which had finally brought <text:s/>peace upon our land. It was a dark, yet warm summer night and the great hero was resting in his home. When he suddenly woke up to a noise in his bedroom, he looked up to see a dark figure standing at the foot of his bed. The next morning, he had disappeared.</text:p>
          </table:table-cell>
          <table:covered-table-cell/>
          <table:table-cell table:style-name="Tabelle7.C2" office:value-type="string">
            <text:p text:style-name="P2"/>
          </table:table-cell>
        </table:table-row>
        <table:table-row>
          <table:table-cell table:style-name="Tabelle7.A2" office:value-type="string">
            <text:p text:style-name="P5">WAHL A</text:p>
          </table:table-cell>
          <table:table-cell table:style-name="Tabelle7.C2" table:number-columns-spanned="2" office:value-type="string">
            <text:p text:style-name="P5">/</text:p>
          </table:table-cell>
          <table:covered-table-cell/>
        </table:table-row>
        <table:table-row>
          <table:table-cell table:style-name="Tabelle7.A2" office:value-type="string">
            <text:p text:style-name="P5">WAHL B</text:p>
          </table:table-cell>
          <table:table-cell table:style-name="Tabelle7.C2" table:number-columns-spanned="2" office:value-type="string">
            <text:p text:style-name="P5">/</text:p>
          </table:table-cell>
          <table:covered-table-cell/>
        </table:table-row>
        <table:table-row>
          <table:table-cell table:style-name="Tabelle7.A2" office:value-type="string">
            <text:p text:style-name="P5">WAHL C</text:p>
          </table:table-cell>
          <table:table-cell table:style-name="Tabelle7.C2" table:number-columns-spanned="2" office:value-type="string">
            <text:p text:style-name="P5">/</text:p>
          </table:table-cell>
          <table:covered-table-cell/>
        </table:table-row>
        <table:table-row>
          <table:table-cell table:style-name="Tabelle7.A2" office:value-type="string">
            <text:p text:style-name="P5">WAHL D</text:p>
          </table:table-cell>
          <table:table-cell table:style-name="Tabelle7.C2" table:number-columns-spanned="2" office:value-type="string">
            <text:p text:style-name="P5">/</text:p>
          </table:table-cell>
          <table:covered-table-cell/>
        </table:table-row>
      </table:table>
      <text:p text:style-name="P11"/>
      <table:table table:name="Tabelle9" table:style-name="Tabelle9">
        <table:table-column table:style-name="Tabelle9.A"/>
        <table:table-column table:style-name="Tabelle9.B"/>
        <table:table-column table:style-name="Tabelle9.C"/>
        <table:table-row>
          <table:table-cell table:style-name="Tabelle9.A1" table:number-columns-spanned="3" office:value-type="string">
            <text:p text:style-name="P2">Bild: Taverne</text:p>
          </table:table-cell>
          <table:covered-table-cell/>
          <table:covered-table-cell/>
        </table:table-row>
        <table:table-row>
          <table:table-cell table:style-name="Tabelle9.A2" table:number-columns-spanned="2" office:value-type="string">
            <text:p text:style-name="P5">A few days later, in a tavern just outside the city of Tylia, four old friends of the now missing hero learned about his abduction. Without hesitation, they decided to set out for his rescue. They all were experienced fighters themselves, each in their own fashion: A priesress, a mage, a rogue and a swordswoman. According to rumors, their friend had been brought to the Freyn castle in the very east of the land – for what reason, nobody knew.</text:p>
          </table:table-cell>
          <table:covered-table-cell/>
          <table:table-cell table:style-name="Tabelle9.C2" office:value-type="string">
            <text:p text:style-name="P5"/>
          </table:table-cell>
        </table:table-row>
        <text:soft-page-break/>
        <table:table-row>
          <table:table-cell table:style-name="Tabelle9.A2" office:value-type="string">
            <text:p text:style-name="P5">WAHL A</text:p>
          </table:table-cell>
          <table:table-cell table:style-name="Tabelle9.C2" table:number-columns-spanned="2" office:value-type="string">
            <text:p text:style-name="P2">/</text:p>
          </table:table-cell>
          <table:covered-table-cell/>
        </table:table-row>
        <table:table-row>
          <table:table-cell table:style-name="Tabelle9.A2" office:value-type="string">
            <text:p text:style-name="P5">WAHL B</text:p>
          </table:table-cell>
          <table:table-cell table:style-name="Tabelle9.C2" table:number-columns-spanned="2" office:value-type="string">
            <text:p text:style-name="P5">/</text:p>
          </table:table-cell>
          <table:covered-table-cell/>
        </table:table-row>
        <table:table-row>
          <table:table-cell table:style-name="Tabelle9.A2" office:value-type="string">
            <text:p text:style-name="P5">WAHL C</text:p>
          </table:table-cell>
          <table:table-cell table:style-name="Tabelle9.C2" table:number-columns-spanned="2" office:value-type="string">
            <text:p text:style-name="P5">/</text:p>
          </table:table-cell>
          <table:covered-table-cell/>
        </table:table-row>
        <table:table-row>
          <table:table-cell table:style-name="Tabelle9.A2" office:value-type="string">
            <text:p text:style-name="P5">WAHL D</text:p>
          </table:table-cell>
          <table:table-cell table:style-name="Tabelle9.C2" table:number-columns-spanned="2" office:value-type="string">
            <text:p text:style-name="P5">/</text:p>
          </table:table-cell>
          <table:covered-table-cell/>
        </table:table-row>
      </table:table>
      <text:p text:style-name="P11"/>
      <text:p text:style-name="P11"/>
      <text:p text:style-name="P12">Die Reise</text:p>
      <text:p text:style-name="P11"/>
      <table:table table:name="Tabelle10" table:style-name="Tabelle10">
        <table:table-column table:style-name="Tabelle10.A"/>
        <table:table-column table:style-name="Tabelle10.B"/>
        <table:table-column table:style-name="Tabelle10.C"/>
        <table:table-column table:style-name="Tabelle10.D"/>
        <table:table-column table:style-name="Tabelle10.E"/>
        <table:table-row>
          <table:table-cell table:style-name="Tabelle10.A1" table:number-columns-spanned="5" office:value-type="string">
            <text:p text:style-name="P2">Bild: Wiese mit Baum &amp; Vogel</text:p>
          </table:table-cell>
          <table:covered-table-cell/>
          <table:covered-table-cell/>
          <table:covered-table-cell/>
          <table:covered-table-cell/>
        </table:table-row>
        <table:table-row>
          <table:table-cell table:style-name="Tabelle10.A2" table:number-columns-spanned="4" office:value-type="string">
            <text:p text:style-name="P5">When the party stepped outside the tavern, they spotted a giant blue bird in a nearby tree. Never before had they seen such an animal, but it looked rather dangerous, so they braced themselves for battle. The mage prepared a fire spell to burn the beast's feathers and the rogue aimed at its eye with his slingshot. When the bird noticed the four strangers, it emitted a bloodcurling cry and beat its wings.</text:p>
          </table:table-cell>
          <table:covered-table-cell/>
          <table:covered-table-cell/>
          <table:covered-table-cell/>
          <table:table-cell table:style-name="Tabelle10.E2" office:value-type="string">
            <text:p text:style-name="P5">Event 1</text:p>
          </table:table-cell>
        </table:table-row>
        <table:table-row>
          <table:table-cell table:style-name="Tabelle10.A2" office:value-type="string">
            <text:p text:style-name="P6">WAHL A</text:p>
          </table:table-cell>
          <table:table-cell table:style-name="Tabelle10.A2" office:value-type="string">
            <text:p text:style-name="P2">Attack with the slingshot!</text:p>
          </table:table-cell>
          <table:table-cell table:style-name="Tabelle10.A2" office:value-type="string">
            <text:p text:style-name="P2">Battle Points + 1</text:p>
          </table:table-cell>
          <table:table-cell table:style-name="Tabelle10.E2" table:number-columns-spanned="2" office:value-type="string">
            <text:p text:style-name="P2">/</text:p>
          </table:table-cell>
          <table:covered-table-cell/>
        </table:table-row>
        <table:table-row>
          <table:table-cell table:style-name="Tabelle10.A2" office:value-type="string">
            <text:p text:style-name="P5">Text</text:p>
          </table:table-cell>
          <table:table-cell table:style-name="Tabelle10.E2" table:number-columns-spanned="4" office:value-type="string">
            <text:p text:style-name="P2">The beast's head was knocked back as the rogue attacked with matchless precision. It quickly took off and disappeared into the skies.</text:p>
          </table:table-cell>
          <table:covered-table-cell/>
          <table:covered-table-cell/>
          <table:covered-table-cell/>
        </table:table-row>
        <table:table-row>
          <table:table-cell table:style-name="Tabelle10.A2" office:value-type="string">
            <text:p text:style-name="P5">Bild</text:p>
          </table:table-cell>
          <table:table-cell table:style-name="Tabelle10.E2" table:number-columns-spanned="4" office:value-type="string">
            <text:p text:style-name="P2">Fliegender Vogel mit Kopfwunde</text:p>
          </table:table-cell>
          <table:covered-table-cell/>
          <table:covered-table-cell/>
          <table:covered-table-cell/>
        </table:table-row>
        <table:table-row>
          <table:table-cell table:style-name="Tabelle10.A2" office:value-type="string">
            <text:p text:style-name="P6">WAHL B</text:p>
          </table:table-cell>
          <table:table-cell table:style-name="Tabelle10.A2" office:value-type="string">
            <text:p text:style-name="P2">Attack with the fire spell!</text:p>
          </table:table-cell>
          <table:table-cell table:style-name="Tabelle10.A2" office:value-type="string">
            <text:p text:style-name="P2">Battle Points + 2</text:p>
          </table:table-cell>
          <table:table-cell table:style-name="Tabelle10.E2" table:number-columns-spanned="2" office:value-type="string">
            <text:p text:style-name="P2">/</text:p>
          </table:table-cell>
          <table:covered-table-cell/>
        </table:table-row>
        <table:table-row>
          <table:table-cell table:style-name="Tabelle10.A2" office:value-type="string">
            <text:p text:style-name="P5">Text</text:p>
          </table:table-cell>
          <table:table-cell table:style-name="Tabelle10.E2" table:number-columns-spanned="4" office:value-type="string">
            <text:p text:style-name="P2">The fireball set the tree on fire and seared the beast's feathers. It quickly took off and disappeared into the skies, leaving behind a trail of smoke.</text:p>
          </table:table-cell>
          <table:covered-table-cell/>
          <table:covered-table-cell/>
          <table:covered-table-cell/>
        </table:table-row>
        <table:table-row>
          <table:table-cell table:style-name="Tabelle10.A2" office:value-type="string">
            <text:p text:style-name="P5">Bild</text:p>
          </table:table-cell>
          <table:table-cell table:style-name="Tabelle10.E2" table:number-columns-spanned="4" office:value-type="string">
            <text:p text:style-name="P2">Fliegener Vogel mit Rauchschwaden</text:p>
          </table:table-cell>
          <table:covered-table-cell/>
          <table:covered-table-cell/>
          <table:covered-table-cell/>
        </table:table-row>
        <table:table-row>
          <table:table-cell table:style-name="Tabelle10.A2" office:value-type="string">
            <text:p text:style-name="P6">WAHL C</text:p>
          </table:table-cell>
          <table:table-cell table:style-name="Tabelle10.A2" office:value-type="string">
            <text:p text:style-name="P5">Wait.</text:p>
          </table:table-cell>
          <table:table-cell table:style-name="Tabelle10.A2" office:value-type="string">
            <text:p text:style-name="P5">Battle Points – 1</text:p>
          </table:table-cell>
          <table:table-cell table:style-name="Tabelle10.E2" table:number-columns-spanned="2" office:value-type="string">
            <text:p text:style-name="P5">/</text:p>
          </table:table-cell>
          <table:covered-table-cell/>
        </table:table-row>
        <table:table-row>
          <table:table-cell table:style-name="Tabelle10.A2" office:value-type="string">
            <text:p text:style-name="P5">Text</text:p>
          </table:table-cell>
          <table:table-cell table:style-name="Tabelle10.E2" table:number-columns-spanned="4" office:value-type="string">
            <text:p text:style-name="P5">The beast soared into the air, emitting another cry. In the next moment, it took off eastwards, rose higher and higher and finally disappeared in the clouds.</text:p>
          </table:table-cell>
          <table:covered-table-cell/>
          <table:covered-table-cell/>
          <table:covered-table-cell/>
        </table:table-row>
        <table:table-row>
          <table:table-cell table:style-name="Tabelle10.A2" office:value-type="string">
            <text:p text:style-name="P5">Bild</text:p>
          </table:table-cell>
          <table:table-cell table:style-name="Tabelle10.E2" table:number-columns-spanned="4" office:value-type="string">
            <text:p text:style-name="P5">Unversehrter fliegender Vogel</text:p>
          </table:table-cell>
          <table:covered-table-cell/>
          <table:covered-table-cell/>
          <table:covered-table-cell/>
        </table:table-row>
      </table:table>
      <text:p text:style-name="P11"/>
      <text:p text:style-name="P11">Konsequenz: <text:span text:style-name="T2">2. Prüfung</text:span></text:p>
      <text:p text:style-name="P11">→ Richtige Antwort: C</text:p>
      <text:p text:style-name="P11"/>
      <table:table table:name="Tabelle11" table:style-name="Tabelle11">
        <table:table-column table:style-name="Tabelle11.A"/>
        <table:table-column table:style-name="Tabelle11.B"/>
        <table:table-column table:style-name="Tabelle11.C"/>
        <table:table-column table:style-name="Tabelle11.D"/>
        <table:table-column table:style-name="Tabelle11.E"/>
        <table:table-row>
          <table:table-cell table:style-name="Tabelle11.A1" table:number-columns-spanned="5" office:value-type="string">
            <text:p text:style-name="P2">Bild: Stadt mit reichem Mann</text:p>
          </table:table-cell>
          <table:covered-table-cell/>
          <table:covered-table-cell/>
          <table:covered-table-cell/>
          <table:covered-table-cell/>
        </table:table-row>
        <table:table-row>
          <table:table-cell table:style-name="Tabelle11.A2" table:number-columns-spanned="4" office:value-type="string">
            <text:p text:style-name="P5">The four travelers entered the city of Tylia, which they had to cross on their way to castle Freyn. When they reached the market square, a wealthy-looking man approached them at a hurried pace. “Excuse me”, he said, “The four of you look like you could help me out. My wheat transports keep getting attacked by some leprous outcasts who live somewhere in the mountains outside the city. If you bring me their leader's head, you will be greatly rewarded.”</text:p>
          </table:table-cell>
          <table:covered-table-cell/>
          <table:covered-table-cell/>
          <table:covered-table-cell/>
          <table:table-cell table:style-name="Tabelle11.E2" office:value-type="string">
            <text:p text:style-name="P5">Event 2</text:p>
          </table:table-cell>
        </table:table-row>
        <table:table-row>
          <table:table-cell table:style-name="Tabelle11.A2" office:value-type="string">
            <text:p text:style-name="P6">WAHL A</text:p>
          </table:table-cell>
          <table:table-cell table:style-name="Tabelle11.A2" office:value-type="string">
            <text:p text:style-name="P2">Accept. Some extra gold could help prepare the coming journey.</text:p>
          </table:table-cell>
          <table:table-cell table:style-name="Tabelle11.A2" office:value-type="string">
            <text:p text:style-name="P2">Battle Points + 2</text:p>
          </table:table-cell>
          <table:table-cell table:style-name="Tabelle11.E2" table:number-columns-spanned="2" office:value-type="string">
            <text:p text:style-name="P2">+ 300 Gold</text:p>
          </table:table-cell>
          <table:covered-table-cell/>
        </table:table-row>
        <table:table-row>
          <table:table-cell table:style-name="Tabelle11.A2" office:value-type="string">
            <text:p text:style-name="P5">Text</text:p>
          </table:table-cell>
          <table:table-cell table:style-name="Tabelle11.E2" table:number-columns-spanned="4" office:value-type="string">
            <text:p text:style-name="P2">The four fighters left the city to look for the bandits. They investigated the site of the last assault and found a trace that led them into the mountains. In the evening, they found the bandits sitting around their campfire. They waited for the right moment, then they attacked silently. The fight was over quickly, and on the next day, the four heroes <text:soft-page-break/>presented the bandit leader's head to their employer. The wealthy man was delighted to see his problem was solved and rewarded the heroes generously.</text:p>
          </table:table-cell>
          <table:covered-table-cell/>
          <table:covered-table-cell/>
          <table:covered-table-cell/>
        </table:table-row>
        <table:table-row>
          <table:table-cell table:style-name="Tabelle11.A2" office:value-type="string">
            <text:p text:style-name="P5">Bild</text:p>
          </table:table-cell>
          <table:table-cell table:style-name="Tabelle11.E2" table:number-columns-spanned="4" office:value-type="string">
            <text:p text:style-name="P2">Innenansicht Stadthaus: Reicher Mann erhält Sack mit Kopf des Banditen-Anführers</text:p>
          </table:table-cell>
          <table:covered-table-cell/>
          <table:covered-table-cell/>
          <table:covered-table-cell/>
        </table:table-row>
        <table:table-row>
          <table:table-cell table:style-name="Tabelle11.A2" office:value-type="string">
            <text:p text:style-name="P6">WAHL B</text:p>
          </table:table-cell>
          <table:table-cell table:style-name="Tabelle11.A2" office:value-type="string">
            <text:p text:style-name="P2">Decline. There is no time for this.</text:p>
          </table:table-cell>
          <table:table-cell table:style-name="Tabelle11.A2" office:value-type="string">
            <text:p text:style-name="P2">Battle Points – 1</text:p>
          </table:table-cell>
          <table:table-cell table:style-name="Tabelle11.E2" table:number-columns-spanned="2" office:value-type="string">
            <text:p text:style-name="P2">/</text:p>
          </table:table-cell>
          <table:covered-table-cell/>
        </table:table-row>
        <table:table-row>
          <table:table-cell table:style-name="Tabelle11.A2" office:value-type="string">
            <text:p text:style-name="P5">Text</text:p>
          </table:table-cell>
          <table:table-cell table:style-name="Tabelle11.E2" table:number-columns-spanned="4" office:value-type="string">
            <text:p text:style-name="P2">The heroes declined politely and walked past the rich man, who looked rather disappointed. They had no time for such distractions.</text:p>
          </table:table-cell>
          <table:covered-table-cell/>
          <table:covered-table-cell/>
          <table:covered-table-cell/>
        </table:table-row>
        <table:table-row>
          <table:table-cell table:style-name="Tabelle11.A2" office:value-type="string">
            <text:p text:style-name="P5">Bild</text:p>
          </table:table-cell>
          <table:table-cell table:style-name="Tabelle11.E2" table:number-columns-spanned="4" office:value-type="string">
            <text:p text:style-name="P2">[keine Veränderung]</text:p>
          </table:table-cell>
          <table:covered-table-cell/>
          <table:covered-table-cell/>
          <table:covered-table-cell/>
        </table:table-row>
      </table:table>
      <text:p text:style-name="P11"/>
      <text:p text:style-name="P11">Konsequenz: <text:span text:style-name="T2">1. Prüfung</text:span></text:p>
      <text:p text:style-name="P11">→ Richtige Antwort: B</text:p>
      <text:p text:style-name="P11"/>
      <table:table table:name="Tabelle12" table:style-name="Tabelle12">
        <table:table-column table:style-name="Tabelle12.A"/>
        <table:table-column table:style-name="Tabelle12.B"/>
        <table:table-column table:style-name="Tabelle12.C"/>
        <table:table-column table:style-name="Tabelle12.D"/>
        <table:table-column table:style-name="Tabelle12.E"/>
        <table:table-row>
          <table:table-cell table:style-name="Tabelle12.A1" table:number-columns-spanned="5" office:value-type="string">
            <text:p text:style-name="P2">Bild: Wiese</text:p>
          </table:table-cell>
          <table:covered-table-cell/>
          <table:covered-table-cell/>
          <table:covered-table-cell/>
          <table:covered-table-cell/>
        </table:table-row>
        <table:table-row>
          <table:table-cell table:style-name="Tabelle12.A2" table:number-columns-spanned="4" office:value-type="string">
            <text:p text:style-name="P5">After a night of sleep, the heroes left the city and entered the plains of Zoronia. Nothing but green grass would await them here for at least a hundred miles. Two uneventful days of walking passed by, when the mage suddenly told the others to stop. She pointed at a peculiar flower in the grass and said: “This flower can be used to work powerful magic. It is very rare due to the power that lies within its blossoms. It is forbidden by law to pick it.”</text:p>
          </table:table-cell>
          <table:covered-table-cell/>
          <table:covered-table-cell/>
          <table:covered-table-cell/>
          <table:table-cell table:style-name="Tabelle12.E2" office:value-type="string">
            <text:p text:style-name="P5">Event 3</text:p>
          </table:table-cell>
        </table:table-row>
        <table:table-row>
          <table:table-cell table:style-name="Tabelle12.A2" office:value-type="string">
            <text:p text:style-name="P6">WAHL A</text:p>
          </table:table-cell>
          <table:table-cell table:style-name="Tabelle12.A2" office:value-type="string">
            <text:p text:style-name="P2">Pick the flower. Whatever challenges await the adventurers, greater magic will undoubtedly prove useful.</text:p>
          </table:table-cell>
          <table:table-cell table:style-name="Tabelle12.A2" office:value-type="string">
            <text:p text:style-name="P2">Battle Level +5.</text:p>
          </table:table-cell>
          <table:table-cell table:style-name="Tabelle12.E2" table:number-columns-spanned="2" office:value-type="string">
            <text:p text:style-name="P2">+ Blume</text:p>
          </table:table-cell>
          <table:covered-table-cell/>
        </table:table-row>
        <table:table-row>
          <table:table-cell table:style-name="Tabelle12.A2" office:value-type="string">
            <text:p text:style-name="P5">Text</text:p>
          </table:table-cell>
          <table:table-cell table:style-name="Tabelle12.E2" table:number-columns-spanned="4" office:value-type="string">
            <text:p text:style-name="P2">The mage picked up the flower and put it into a small box in her pocket.</text:p>
          </table:table-cell>
          <table:covered-table-cell/>
          <table:covered-table-cell/>
          <table:covered-table-cell/>
        </table:table-row>
        <table:table-row>
          <table:table-cell table:style-name="Tabelle12.A2" office:value-type="string">
            <text:p text:style-name="P5">Bild</text:p>
          </table:table-cell>
          <table:table-cell table:style-name="Tabelle12.E2" table:number-columns-spanned="4" office:value-type="string">
            <text:p text:style-name="P2">Gepflückte Blume</text:p>
          </table:table-cell>
          <table:covered-table-cell/>
          <table:covered-table-cell/>
          <table:covered-table-cell/>
        </table:table-row>
        <table:table-row>
          <table:table-cell table:style-name="Tabelle12.A2" office:value-type="string">
            <text:p text:style-name="P6">WAHL B</text:p>
          </table:table-cell>
          <table:table-cell table:style-name="Tabelle12.A2" office:value-type="string">
            <text:p text:style-name="P2">Leave the flower where it is. </text:p>
          </table:table-cell>
          <table:table-cell table:style-name="Tabelle12.A2" office:value-type="string">
            <text:p text:style-name="P2"/>
          </table:table-cell>
          <table:table-cell table:style-name="Tabelle12.E2" table:number-columns-spanned="2" office:value-type="string">
            <text:p text:style-name="P2">/</text:p>
          </table:table-cell>
          <table:covered-table-cell/>
        </table:table-row>
        <table:table-row>
          <table:table-cell table:style-name="Tabelle12.A2" office:value-type="string">
            <text:p text:style-name="P5">Text</text:p>
          </table:table-cell>
          <table:table-cell table:style-name="Tabelle12.E2" table:number-columns-spanned="4" office:value-type="string">
            <text:p text:style-name="P2">The mage decided to leave the flower where it was, hoping the next passersby would make the same decision.</text:p>
          </table:table-cell>
          <table:covered-table-cell/>
          <table:covered-table-cell/>
          <table:covered-table-cell/>
        </table:table-row>
        <table:table-row>
          <table:table-cell table:style-name="Tabelle12.A2" office:value-type="string">
            <text:p text:style-name="P5">Bild</text:p>
          </table:table-cell>
          <table:table-cell table:style-name="Tabelle12.E2" table:number-columns-spanned="4" office:value-type="string">
            <text:p text:style-name="P2">[keine Veränderung]</text:p>
          </table:table-cell>
          <table:covered-table-cell/>
          <table:covered-table-cell/>
          <table:covered-table-cell/>
        </table:table-row>
      </table:table>
      <text:p text:style-name="Standard"/>
      <text:p text:style-name="Standard">Konsequenz: <text:span text:style-name="T2">1. Prüfung</text:span></text:p>
      <text:p text:style-name="Standard">→ Richtige Antwort: <text:span text:style-name="T3">B</text:span></text:p>
      <text:p text:style-name="P14"/>
      <table:table table:name="Tabelle13" table:style-name="Tabelle13">
        <table:table-column table:style-name="Tabelle13.A"/>
        <table:table-column table:style-name="Tabelle13.B"/>
        <table:table-column table:style-name="Tabelle13.C"/>
        <table:table-column table:style-name="Tabelle13.D"/>
        <table:table-column table:style-name="Tabelle13.E"/>
        <table:table-row>
          <table:table-cell table:style-name="Tabelle13.A1" table:number-columns-spanned="5" office:value-type="string">
            <text:p text:style-name="P2">Bild: Haus innen (Fenster: Blick ins Freie)</text:p>
          </table:table-cell>
          <table:covered-table-cell/>
          <table:covered-table-cell/>
          <table:covered-table-cell/>
          <table:covered-table-cell/>
        </table:table-row>
        <table:table-row>
          <table:table-cell table:style-name="Tabelle13.A2" table:number-columns-spanned="4" office:value-type="string">
            <text:p text:style-name="P5">When the four travellers finally left the plains behind, they started to climb up the mountain path of Astagor. In the afternoon, they came by a small house on the wayside. An elderly man was sitting in the front garden. When he spotted the strangers, he shouted: “If you are going to rob me, you have bad luck. The mountain goblins already took most of what I have.” After the heroes had calmed the man down, he invited them in. He explained that goblins kept robbing him and that he was now afraid to starve during winter. “If only I had an armour like yours”, he said and pointed at the swordswoman, “Then I could defend my property. It would scare those rats off from a mile away. Your armour might even be my size…”</text:p>
          </table:table-cell>
          <table:covered-table-cell/>
          <table:covered-table-cell/>
          <table:covered-table-cell/>
          <table:table-cell table:style-name="Tabelle13.E2" office:value-type="string">
            <text:p text:style-name="P5">Event 4<text:span text:style-name="T13">.1</text:span></text:p>
          </table:table-cell>
        </table:table-row>
        <table:table-row>
          <table:table-cell table:style-name="Tabelle13.A2" office:value-type="string">
            <text:p text:style-name="P6">WAHL A</text:p>
          </table:table-cell>
          <table:table-cell table:style-name="Tabelle13.A2" office:value-type="string">
            <text:p text:style-name="P2">Give the old man the armour.</text:p>
          </table:table-cell>
          <table:table-cell table:style-name="Tabelle13.A2" office:value-type="string">
            <text:p text:style-name="P2">Battle Points – 1</text:p>
          </table:table-cell>
          <table:table-cell table:style-name="Tabelle13.E2" table:number-columns-spanned="2" office:value-type="string">
            <text:p text:style-name="P2">– Rüstung</text:p>
          </table:table-cell>
          <table:covered-table-cell/>
        </table:table-row>
        <table:table-row>
          <table:table-cell table:style-name="Tabelle13.A2" office:value-type="string">
            <text:p text:style-name="P5">Text</text:p>
          </table:table-cell>
          <table:table-cell table:style-name="Tabelle13.E2" table:number-columns-spanned="4" office:value-type="string">
            <text:p text:style-name="P2">The swordswoman sighed and gave the old man her armour. She knew how to defend herself even without it, and she just could not bear the thought of the old man starving <text:soft-page-break/>in his own home.</text:p>
          </table:table-cell>
          <table:covered-table-cell/>
          <table:covered-table-cell/>
          <table:covered-table-cell/>
        </table:table-row>
        <table:table-row>
          <table:table-cell table:style-name="Tabelle13.A2" office:value-type="string">
            <text:p text:style-name="P5">Bild</text:p>
          </table:table-cell>
          <table:table-cell table:style-name="Tabelle13.E2" table:number-columns-spanned="4" office:value-type="string">
            <text:p text:style-name="P2">Kriegerin ohne Rüstung, alter Mann mit Rüstung</text:p>
          </table:table-cell>
          <table:covered-table-cell/>
          <table:covered-table-cell/>
          <table:covered-table-cell/>
        </table:table-row>
        <table:table-row>
          <table:table-cell table:style-name="Tabelle13.A2" office:value-type="string">
            <text:p text:style-name="P6">WAHL B</text:p>
          </table:table-cell>
          <table:table-cell table:style-name="Tabelle13.A2" office:value-type="string">
            <text:p text:style-name="P2">Keep the armour.</text:p>
          </table:table-cell>
          <table:table-cell table:style-name="Tabelle13.A2" office:value-type="string">
            <text:p text:style-name="P2">Battle Points + 2</text:p>
          </table:table-cell>
          <table:table-cell table:style-name="Tabelle13.E2" table:number-columns-spanned="2" office:value-type="string">
            <text:p text:style-name="P2">/</text:p>
          </table:table-cell>
          <table:covered-table-cell/>
        </table:table-row>
        <table:table-row>
          <table:table-cell table:style-name="Tabelle13.A2" office:value-type="string">
            <text:p text:style-name="P5">Text</text:p>
          </table:table-cell>
          <table:table-cell table:style-name="Tabelle13.E2" table:number-columns-spanned="4" office:value-type="string">
            <text:p text:style-name="P2">The swordswoman pretended as if she had not noticed the old man's indirect question. After all, she was on her way to castle Freyn, where she would have to deal with more than just mountain goblins.</text:p>
          </table:table-cell>
          <table:covered-table-cell/>
          <table:covered-table-cell/>
          <table:covered-table-cell/>
        </table:table-row>
        <table:table-row>
          <table:table-cell table:style-name="Tabelle13.A2" office:value-type="string">
            <text:p text:style-name="P5">Bild</text:p>
          </table:table-cell>
          <table:table-cell table:style-name="Tabelle13.E2" table:number-columns-spanned="4" office:value-type="string">
            <text:p text:style-name="P2">[keine Veränderung]</text:p>
          </table:table-cell>
          <table:covered-table-cell/>
          <table:covered-table-cell/>
          <table:covered-table-cell/>
        </table:table-row>
      </table:table>
      <text:p text:style-name="Standard"/>
      <text:p text:style-name="Standard">Konsequenz: <text:span text:style-name="T2">2. Prüfung</text:span></text:p>
      <text:p text:style-name="Standard">Richtige Antwort: A</text:p>
      <text:p text:style-name="Standard"/>
      <table:table table:name="Tabelle14" table:style-name="Tabelle14">
        <table:table-column table:style-name="Tabelle14.A"/>
        <table:table-column table:style-name="Tabelle14.B"/>
        <table:table-column table:style-name="Tabelle14.C"/>
        <table:table-column table:style-name="Tabelle14.D"/>
        <table:table-column table:style-name="Tabelle14.E"/>
        <table:table-row>
          <table:table-cell table:style-name="Tabelle14.A1" table:number-columns-spanned="5" office:value-type="string">
            <text:p text:style-name="P2">Bild: Höhle</text:p>
          </table:table-cell>
          <table:covered-table-cell/>
          <table:covered-table-cell/>
          <table:covered-table-cell/>
          <table:covered-table-cell/>
        </table:table-row>
        <table:table-row>
          <table:table-cell table:style-name="Tabelle14.A2" table:number-columns-spanned="4" office:value-type="string">
            <text:p text:style-name="P5">Shortly after the four travellers had left the old man's cabin, a storm started to brew over they heads. Before the night fell, they sought shelter in a cave they had discovered just below the summit of mount Astagor. The mage led the way with a little flame floating over the palm of her right hand. As they pushed deeper into the darkness, they started to notice sparkling objects in the glow of the fire. The mage lit up the entire chamber. “Look!”, the rogue shouted and pointed towards a considerable heap of gold piled up on the back wall of the cave. “It's even more than we can carry!”</text:p>
          </table:table-cell>
          <table:covered-table-cell/>
          <table:covered-table-cell/>
          <table:covered-table-cell/>
          <table:table-cell table:style-name="Tabelle14.E2" office:value-type="string">
            <text:p text:style-name="P5">Event 4<text:span text:style-name="T13">.2</text:span></text:p>
          </table:table-cell>
        </table:table-row>
        <table:table-row>
          <table:table-cell table:style-name="Tabelle14.A2" office:value-type="string">
            <text:p text:style-name="P6">WAHL A</text:p>
          </table:table-cell>
          <table:table-cell table:style-name="Tabelle14.A2" office:value-type="string">
            <text:p text:style-name="P2">Take as much as you can and leave fast.</text:p>
          </table:table-cell>
          <table:table-cell table:style-name="Tabelle14.A2" office:value-type="string">
            <text:p text:style-name="P2">/</text:p>
          </table:table-cell>
          <table:table-cell table:style-name="Tabelle14.E2" table:number-columns-spanned="2" office:value-type="string">
            <text:p text:style-name="P2">+1000 Gold</text:p>
          </table:table-cell>
          <table:covered-table-cell/>
        </table:table-row>
        <table:table-row>
          <table:table-cell table:style-name="Tabelle14.A2" office:value-type="string">
            <text:p text:style-name="P5">Text</text:p>
          </table:table-cell>
          <table:table-cell table:style-name="Tabelle14.E2" table:number-columns-spanned="4" office:value-type="string">
            <text:p text:style-name="P2">The heroes filled up their pockets with gold and left the cave quickly, as they expected the owner of the treasure to be back soon. Outside, they were welcomed by heavy rain and wind. They quickly moved forward in search for another shelter, until the priestess suddenly disappeared between two rocks. The others followed her quickly and discovered she had fallen into a cave. Carefully, they descended to her rescue.</text:p>
          </table:table-cell>
          <table:covered-table-cell/>
          <table:covered-table-cell/>
          <table:covered-table-cell/>
        </table:table-row>
        <table:table-row>
          <table:table-cell table:style-name="Tabelle14.A2" office:value-type="string">
            <text:p text:style-name="P5">Bild</text:p>
          </table:table-cell>
          <table:table-cell table:style-name="Tabelle14.E2" table:number-columns-spanned="4" office:value-type="string">
            <text:p text:style-name="P2"><text:span text:style-name="T8">[unverändert] </text:span><text:span text:style-name="T4">→ EVENT 5.1</text:span></text:p>
          </table:table-cell>
          <table:covered-table-cell/>
          <table:covered-table-cell/>
          <table:covered-table-cell/>
        </table:table-row>
        <table:table-row>
          <table:table-cell table:style-name="Tabelle14.A2" office:value-type="string">
            <text:p text:style-name="P6">WAHL B</text:p>
          </table:table-cell>
          <table:table-cell table:style-name="Tabelle14.A2" office:value-type="string">
            <text:p text:style-name="P2">Sleep in the cavern and take the gold with you the next morning.</text:p>
          </table:table-cell>
          <table:table-cell table:style-name="Tabelle14.A2" office:value-type="string">
            <text:p text:style-name="P2">/</text:p>
          </table:table-cell>
          <table:table-cell table:style-name="Tabelle14.E2" table:number-columns-spanned="2" office:value-type="string">
            <text:p text:style-name="P2">+1000 Gold</text:p>
          </table:table-cell>
          <table:covered-table-cell/>
        </table:table-row>
        <table:table-row>
          <table:table-cell table:style-name="Tabelle14.A2" office:value-type="string">
            <text:p text:style-name="P5">Text</text:p>
          </table:table-cell>
          <table:table-cell table:style-name="Tabelle14.E2" table:number-columns-spanned="4" office:value-type="string">
            <text:p text:style-name="P2">The heroes reached the conclusion that this treasure probably did not belong to anyone anymore and decided they could sleep first. The next morning, they filled their pockets and left the cave, noticing that the storm had settled. In the moment they passed through the exit, they heard a screaking voice. “Look, Abraxas! They took our gold!” Out of the sudden, they were surrounded by strange humanoid mountain creatures that were armed to their teeth. “Give it back to us!”, they shouted, “Give it back!”</text:p>
          </table:table-cell>
          <table:covered-table-cell/>
          <table:covered-table-cell/>
          <table:covered-table-cell/>
        </table:table-row>
        <table:table-row>
          <table:table-cell table:style-name="Tabelle14.A2" office:value-type="string">
            <text:p text:style-name="P5">Bild</text:p>
          </table:table-cell>
          <table:table-cell table:style-name="Tabelle14.E2" table:number-columns-spanned="4" office:value-type="string">
            <text:p text:style-name="P8"><text:span text:style-name="T8">[unverändert] </text:span>→ EVENT 5.2</text:p>
          </table:table-cell>
          <table:covered-table-cell/>
          <table:covered-table-cell/>
          <table:covered-table-cell/>
        </table:table-row>
        <table:table-row>
          <table:table-cell table:style-name="Tabelle14.A2" office:value-type="string">
            <text:p text:style-name="P6">WAHL C</text:p>
          </table:table-cell>
          <table:table-cell table:style-name="Tabelle14.A2" office:value-type="string">
            <text:p text:style-name="P2">Sleep in the cavern and leave without the gold.</text:p>
          </table:table-cell>
          <table:table-cell table:style-name="Tabelle14.A2" office:value-type="string">
            <text:p text:style-name="P2">/</text:p>
          </table:table-cell>
          <table:table-cell table:style-name="Tabelle14.E2" table:number-columns-spanned="2" office:value-type="string">
            <text:p text:style-name="P2">/</text:p>
          </table:table-cell>
          <table:covered-table-cell/>
        </table:table-row>
        <table:table-row>
          <table:table-cell table:style-name="Tabelle14.A2" office:value-type="string">
            <text:p text:style-name="P7">Text</text:p>
          </table:table-cell>
          <table:table-cell table:style-name="Tabelle14.E2" table:number-columns-spanned="4" office:value-type="string">
            <text:p text:style-name="P4">Although the sight of such a huge amount of gold was tempting, the heroes decided it would be best to leave it alone. They spent the night sleeping on the hard coins and left the cave the next morning to notice that the storm had settled. In the moment they passed through the exit, they heard a screaking voice. “Look, Abraxas! There was humans in our cave!” Out of the sudden, they were surrounded by strange humanoid mountain creatures that were armed to their teeth.</text:p>
          </table:table-cell>
          <table:covered-table-cell/>
          <table:covered-table-cell/>
          <table:covered-table-cell/>
        </table:table-row>
        <table:table-row>
          <table:table-cell table:style-name="Tabelle14.A2" office:value-type="string">
            <text:p text:style-name="P7">Bild</text:p>
          </table:table-cell>
          <table:table-cell table:style-name="Tabelle14.A2" office:value-type="string">
            <text:p text:style-name="P4">[unverändert] → <text:span text:style-name="T4">EVENT 5.2</text:span></text:p>
          </table:table-cell>
          <table:table-cell table:style-name="Tabelle14.A2" office:value-type="string">
            <text:p text:style-name="P10">/</text:p>
          </table:table-cell>
          <table:table-cell table:style-name="Tabelle14.E2" table:number-columns-spanned="2" office:value-type="string">
            <text:p text:style-name="P4">/</text:p>
          </table:table-cell>
          <table:covered-table-cell/>
        </table:table-row>
        <text:soft-page-break/>
        <table:table-row>
          <table:table-cell table:style-name="Tabelle14.A2" office:value-type="string">
            <text:p text:style-name="P6">WAHL D</text:p>
          </table:table-cell>
          <table:table-cell table:style-name="Tabelle14.A2" office:value-type="string">
            <text:p text:style-name="P4">Don't touch the gold and leave now.</text:p>
          </table:table-cell>
          <table:table-cell table:style-name="Tabelle14.A2" office:value-type="string">
            <text:p text:style-name="P4">/</text:p>
          </table:table-cell>
          <table:table-cell table:style-name="Tabelle14.E2" table:number-columns-spanned="2" office:value-type="string">
            <text:p text:style-name="P4">/</text:p>
          </table:table-cell>
          <table:covered-table-cell/>
        </table:table-row>
        <table:table-row>
          <table:table-cell table:style-name="Tabelle14.A2" office:value-type="string">
            <text:p text:style-name="P7">Text</text:p>
          </table:table-cell>
          <table:table-cell table:style-name="Tabelle14.E2" table:number-columns-spanned="4" office:value-type="string">
            <text:p text:style-name="P4">Although the sight of such a huge amount of gold was tempting, the heroes decided it would be best to leave it alone. They left the cave quickly, as they expected the owner of the treasure to be back soon. Outside, they were welcomed by heavy rain and wind. They quickly moved forward in search for another shelter, until the priestess suddenly disappeared between two rocks. The others followed her quickly and discovered she had fallen into a cave. Carefully, they descended to her rescue.</text:p>
          </table:table-cell>
          <table:covered-table-cell/>
          <table:covered-table-cell/>
          <table:covered-table-cell/>
        </table:table-row>
        <table:table-row>
          <table:table-cell table:style-name="Tabelle14.A2" office:value-type="string">
            <text:p text:style-name="P7">Bild</text:p>
          </table:table-cell>
          <table:table-cell table:style-name="Tabelle14.A2" office:value-type="string">
            <text:p text:style-name="P4">[unverändert] → <text:span text:style-name="T4">EVENT 5.1</text:span></text:p>
          </table:table-cell>
          <table:table-cell table:style-name="Tabelle14.A2" office:value-type="string">
            <text:p text:style-name="P4">/</text:p>
          </table:table-cell>
          <table:table-cell table:style-name="Tabelle14.E2" table:number-columns-spanned="2" office:value-type="string">
            <text:p text:style-name="P4">/</text:p>
          </table:table-cell>
          <table:covered-table-cell/>
        </table:table-row>
      </table:table>
      <text:p text:style-name="Standard"/>
      <text:p text:style-name="Standard">Konsequenz: <text:span text:style-name="T2">2. Prüfung</text:span></text:p>
      <text:p text:style-name="Standard">Richtige Antworten: C &amp; D</text:p>
      <text:p text:style-name="Standard"/>
      <text:p text:style-name="Standard"/>
      <table:table table:name="Tabelle16" table:style-name="Tabelle16">
        <table:table-column table:style-name="Tabelle16.A"/>
        <table:table-column table:style-name="Tabelle16.B"/>
        <table:table-column table:style-name="Tabelle16.C"/>
        <table:table-column table:style-name="Tabelle16.D"/>
        <table:table-column table:style-name="Tabelle16.E"/>
        <table:table-row>
          <table:table-cell table:style-name="Tabelle16.A1" table:number-columns-spanned="5" office:value-type="string">
            <text:p text:style-name="P2">Bild: Krypta</text:p>
          </table:table-cell>
          <table:covered-table-cell/>
          <table:covered-table-cell/>
          <table:covered-table-cell/>
          <table:covered-table-cell/>
        </table:table-row>
        <table:table-row>
          <table:table-cell table:style-name="Tabelle16.A2" table:number-columns-spanned="4" office:value-type="string">
            <text:p text:style-name="P5">“Thank you for coming after me, but I am not hurt”, said the priestess when her friends arrived, “What is this place?” The mage lit up the flame over her palm again. The heroes looked around and found themselves in an ancient crypt with ornaments on the walls and an altar at the back wall. Water dripped on their heads through the hole in the ceiling which had served as their entrance. The priestess suddenly ran up to the altar and picked up an ancient tome from it. The title said: “Grimoire of forbidden spells”.</text:p>
          </table:table-cell>
          <table:covered-table-cell/>
          <table:covered-table-cell/>
          <table:covered-table-cell/>
          <table:table-cell table:style-name="Tabelle16.E2" office:value-type="string">
            <text:p text:style-name="P5">Event 5.1</text:p>
          </table:table-cell>
        </table:table-row>
        <table:table-row>
          <table:table-cell table:style-name="Tabelle16.A2" office:value-type="string">
            <text:p text:style-name="P6">WAHL A</text:p>
          </table:table-cell>
          <table:table-cell table:style-name="Tabelle16.A2" office:value-type="string">
            <text:p text:style-name="P2">Put the book where it was.</text:p>
          </table:table-cell>
          <table:table-cell table:style-name="Tabelle16.A2" office:value-type="string">
            <text:p text:style-name="P2">-1 Battle Points</text:p>
          </table:table-cell>
          <table:table-cell table:style-name="Tabelle16.E2" table:number-columns-spanned="2" office:value-type="string">
            <text:p text:style-name="P2">/</text:p>
          </table:table-cell>
          <table:covered-table-cell/>
        </table:table-row>
        <table:table-row>
          <table:table-cell table:style-name="Tabelle16.A2" office:value-type="string">
            <text:p text:style-name="P5">Text</text:p>
          </table:table-cell>
          <table:table-cell table:style-name="Tabelle16.E2" table:number-columns-spanned="4" office:value-type="string">
            <text:p text:style-name="P2">After a short conversation, the whole group agreed that those spells were probably forbidden for good reasons. Regardless, the crypt would serve as a perfect shelter for the night. The next morning, the four heroes climbed back out through the hole to continue their journey.</text:p>
          </table:table-cell>
          <table:covered-table-cell/>
          <table:covered-table-cell/>
          <table:covered-table-cell/>
        </table:table-row>
        <table:table-row>
          <table:table-cell table:style-name="Tabelle16.A2" office:value-type="string">
            <text:p text:style-name="P5">Bild</text:p>
          </table:table-cell>
          <table:table-cell table:style-name="Tabelle16.E2" table:number-columns-spanned="4" office:value-type="string">
            <text:p text:style-name="P10">Altar ohne Buch</text:p>
          </table:table-cell>
          <table:covered-table-cell/>
          <table:covered-table-cell/>
          <table:covered-table-cell/>
        </table:table-row>
        <table:table-row>
          <table:table-cell table:style-name="Tabelle16.A2" office:value-type="string">
            <text:p text:style-name="P6">WAHL B</text:p>
          </table:table-cell>
          <table:table-cell table:style-name="Tabelle16.A2" office:value-type="string">
            <text:p text:style-name="P2">Take the book with you.</text:p>
          </table:table-cell>
          <table:table-cell table:style-name="Tabelle16.A2" office:value-type="string">
            <text:p text:style-name="P2">+2 Battle Points</text:p>
          </table:table-cell>
          <table:table-cell table:style-name="Tabelle16.E2" table:number-columns-spanned="2" office:value-type="string">
            <text:p text:style-name="P2">+ Buch</text:p>
          </table:table-cell>
          <table:covered-table-cell/>
        </table:table-row>
        <table:table-row>
          <table:table-cell table:style-name="Tabelle16.A2" office:value-type="string">
            <text:p text:style-name="P5">Text</text:p>
          </table:table-cell>
          <table:table-cell table:style-name="Tabelle16.E2" table:number-columns-spanned="4" office:value-type="string">
            <text:p text:style-name="P2">Forbidden spells are probably forbidden because they are powerful, the group thought. Power was exactly what they needed for castle Freyn. They decided to keep the book and to stay in the the crypt for the night. The next morning, the four heroes climbed back out through the hole to continue their journey.</text:p>
          </table:table-cell>
          <table:covered-table-cell/>
          <table:covered-table-cell/>
          <table:covered-table-cell/>
        </table:table-row>
        <table:table-row>
          <table:table-cell table:style-name="Tabelle16.A2" office:value-type="string">
            <text:p text:style-name="P5">Bild</text:p>
          </table:table-cell>
          <table:table-cell table:style-name="Tabelle16.E2" table:number-columns-spanned="4" office:value-type="string">
            <text:p text:style-name="P10">Altar ohne Buch</text:p>
          </table:table-cell>
          <table:covered-table-cell/>
          <table:covered-table-cell/>
          <table:covered-table-cell/>
        </table:table-row>
      </table:table>
      <text:p text:style-name="Standard"/>
      <text:p text:style-name="Standard">Konsequenz: <text:span text:style-name="T2">1. Prüfung</text:span></text:p>
      <text:p text:style-name="Standard">Richtige Antwort: A</text:p>
      <text:p text:style-name="Standard"/>
      <table:table table:name="Tabelle15" table:style-name="Tabelle15">
        <table:table-column table:style-name="Tabelle15.A"/>
        <table:table-column table:style-name="Tabelle15.B"/>
        <table:table-column table:style-name="Tabelle15.C"/>
        <table:table-column table:style-name="Tabelle15.D"/>
        <table:table-column table:style-name="Tabelle15.E"/>
        <table:table-row>
          <table:table-cell table:style-name="Tabelle15.A1" table:number-columns-spanned="5" office:value-type="string">
            <text:p text:style-name="P2">Bild: Gebirgsweg</text:p>
          </table:table-cell>
          <table:covered-table-cell/>
          <table:covered-table-cell/>
          <table:covered-table-cell/>
          <table:covered-table-cell/>
        </table:table-row>
        <table:table-row>
          <table:table-cell table:style-name="Tabelle15.A2" table:number-columns-spanned="4" office:value-type="string">
            <text:p text:style-name="P5">The strange creatures jumped around the human intruders, waving around with their weapons. “I count eight of them”, the rogue whispered. “I think we can handle them”, the swordswoman replied.</text:p>
          </table:table-cell>
          <table:covered-table-cell/>
          <table:covered-table-cell/>
          <table:covered-table-cell/>
          <table:table-cell table:style-name="Tabelle15.E2" office:value-type="string">
            <text:p text:style-name="P5">Event 5.2</text:p>
          </table:table-cell>
        </table:table-row>
        <table:table-row>
          <table:table-cell table:style-name="Tabelle15.A2" office:value-type="string">
            <text:p text:style-name="P6">WAHL A</text:p>
          </table:table-cell>
          <table:table-cell table:style-name="Tabelle15.A2" office:value-type="string">
            <text:p text:style-name="P2">Attack them.</text:p>
          </table:table-cell>
          <table:table-cell table:style-name="Tabelle15.A2" office:value-type="string">
            <text:p text:style-name="P2">+3 Battle Points</text:p>
          </table:table-cell>
          <table:table-cell table:style-name="Tabelle15.E2" table:number-columns-spanned="2" office:value-type="string">
            <text:p text:style-name="P2">/</text:p>
          </table:table-cell>
          <table:covered-table-cell/>
        </table:table-row>
        <table:table-row>
          <table:table-cell table:style-name="Tabelle15.A2" office:value-type="string">
            <text:p text:style-name="P5">Text</text:p>
          </table:table-cell>
          <table:table-cell table:style-name="Tabelle15.E2" table:number-columns-spanned="4" office:value-type="string">
            <text:p text:style-name="P2">The mage and the priestess prepared to cast their magic spells, and the rogue and the swordswoman got ready to defend them. The mountain creatures attacked, but shortly after the fight had started, the few remaining creatures retreated in panic.</text:p>
          </table:table-cell>
          <table:covered-table-cell/>
          <table:covered-table-cell/>
          <table:covered-table-cell/>
        </table:table-row>
        <table:table-row>
          <table:table-cell table:style-name="Tabelle15.A2" office:value-type="string">
            <text:p text:style-name="P5">Bild</text:p>
          </table:table-cell>
          <table:table-cell table:style-name="Tabelle15.E2" table:number-columns-spanned="4" office:value-type="string">
            <text:p text:style-name="P10">Getötete Monster</text:p>
          </table:table-cell>
          <table:covered-table-cell/>
          <table:covered-table-cell/>
          <table:covered-table-cell/>
        </table:table-row>
        <text:soft-page-break/>
        <table:table-row>
          <table:table-cell table:style-name="Tabelle15.A2" office:value-type="string">
            <text:p text:style-name="P6">WAHL B</text:p>
            <text:p text:style-name="P9">if 4C!</text:p>
          </table:table-cell>
          <table:table-cell table:style-name="Tabelle15.A2" office:value-type="string">
            <text:p text:style-name="P2">Show them your empty pockets and suggest a peaceful solution.</text:p>
          </table:table-cell>
          <table:table-cell table:style-name="Tabelle15.A2" office:value-type="string">
            <text:p text:style-name="P2">-2 Battle Points</text:p>
          </table:table-cell>
          <table:table-cell table:style-name="Tabelle15.E2" table:number-columns-spanned="2" office:value-type="string">
            <text:p text:style-name="P2">/</text:p>
          </table:table-cell>
          <table:covered-table-cell/>
        </table:table-row>
        <table:table-row>
          <table:table-cell table:style-name="Tabelle15.A2" office:value-type="string">
            <text:p text:style-name="P5">Text</text:p>
          </table:table-cell>
          <table:table-cell table:style-name="Tabelle15.E2" table:number-columns-spanned="4" office:value-type="string">
            <text:p text:style-name="P2">The heroes showed the mountain creatures their empty pockets to prove that they had not taken any of the treasure. “Let us go, and we will neither harm you nor come back to steal your gold”, the priestess said, “We only sought shelter from the storm.” The creatures looked at each other and finally nodded. “Go away now, humans”, they hissed, “Go away and never come back.”</text:p>
          </table:table-cell>
          <table:covered-table-cell/>
          <table:covered-table-cell/>
          <table:covered-table-cell/>
        </table:table-row>
        <table:table-row>
          <table:table-cell table:style-name="Tabelle15.A2" office:value-type="string">
            <text:p text:style-name="P5">Bild</text:p>
          </table:table-cell>
          <table:table-cell table:style-name="Tabelle15.E2" table:number-columns-spanned="4" office:value-type="string">
            <text:p text:style-name="P10">[keine Veränderung]</text:p>
          </table:table-cell>
          <table:covered-table-cell/>
          <table:covered-table-cell/>
          <table:covered-table-cell/>
        </table:table-row>
        <table:table-row>
          <table:table-cell table:style-name="Tabelle15.A2" office:value-type="string">
            <text:p text:style-name="P6">WAHL C</text:p>
            <text:p text:style-name="P9">if 4B!</text:p>
          </table:table-cell>
          <table:table-cell table:style-name="Tabelle15.A2" office:value-type="string">
            <text:p text:style-name="P2">Give them back their gold and suggest a peaceful solution.</text:p>
          </table:table-cell>
          <table:table-cell table:style-name="Tabelle15.A2" office:value-type="string">
            <text:p text:style-name="P2"/>
          </table:table-cell>
          <table:table-cell table:style-name="Tabelle15.E2" table:number-columns-spanned="2" office:value-type="string">
            <text:p text:style-name="P2">-1000 Gold</text:p>
          </table:table-cell>
          <table:covered-table-cell/>
        </table:table-row>
        <table:table-row>
          <table:table-cell table:style-name="Tabelle15.A2" office:value-type="string">
            <text:p text:style-name="P7">Text</text:p>
          </table:table-cell>
          <table:table-cell table:style-name="Tabelle15.E2" table:number-columns-spanned="4" office:value-type="string">
            <text:p text:style-name="P4">The heroes emptied their pockets. “We did not think this gold belonged to anyone”, the priestess said, “You can take it all back. We apologise for this misunderstanding.” The creatures looked at each other and finally nodded. “Go away now, humans”, they hissed, “Go away and never come back.”</text:p>
          </table:table-cell>
          <table:covered-table-cell/>
          <table:covered-table-cell/>
          <table:covered-table-cell/>
        </table:table-row>
        <table:table-row>
          <table:table-cell table:style-name="Tabelle15.A2" office:value-type="string">
            <text:p text:style-name="P7">Bild</text:p>
          </table:table-cell>
          <table:table-cell table:style-name="Tabelle15.A2" office:value-type="string">
            <text:p text:style-name="P10">[keine Veränderung]</text:p>
          </table:table-cell>
          <table:table-cell table:style-name="Tabelle15.A2" office:value-type="string">
            <text:p text:style-name="P4"/>
          </table:table-cell>
          <table:table-cell table:style-name="Tabelle15.E2" table:number-columns-spanned="2" office:value-type="string">
            <text:p text:style-name="P4"/>
          </table:table-cell>
          <table:covered-table-cell/>
        </table:table-row>
      </table:table>
      <text:p text:style-name="Standard"/>
      <text:p text:style-name="Standard">Konsequenz: <text:span text:style-name="T2">3. Prüfung</text:span></text:p>
      <text:p text:style-name="P14">Richtige Antworten: B &amp; C</text:p>
      <text:p text:style-name="P13">Achtung: Wahl C macht Fehlentscheidung 4B wieder gut (→ wird nachträglich zu 4C)</text:p>
      <text:p text:style-name="P15"/>
      <text:p text:style-name="P15"/>
      <table:table table:name="Tabelle17" table:style-name="Tabelle17">
        <table:table-column table:style-name="Tabelle17.A"/>
        <table:table-column table:style-name="Tabelle17.B"/>
        <table:table-column table:style-name="Tabelle17.C"/>
        <table:table-column table:style-name="Tabelle17.D"/>
        <table:table-column table:style-name="Tabelle17.E"/>
        <table:table-row>
          <table:table-cell table:style-name="Tabelle17.A1" table:number-columns-spanned="5" office:value-type="string">
            <text:p text:style-name="P2">Bild: hügelige Wiese</text:p>
          </table:table-cell>
          <table:covered-table-cell/>
          <table:covered-table-cell/>
          <table:covered-table-cell/>
          <table:covered-table-cell/>
        </table:table-row>
        <table:table-row>
          <table:table-cell table:style-name="Tabelle17.A2" table:number-columns-spanned="4" office:value-type="string">
            <text:p text:style-name="P5">After more than a week of travelling, the group finally came close to castle Freyn. They had left behind the mountains and now walked across endless plains again. One day at noon, when they reached a hilltop, they could see castle Freyn's towers at the horizon. Suddenly, the rogue whispered “Quiet” and pointed towards the valley in front of them, where four wild horses with blue manes were drinking from a small river. “They cannot get anywhere if we spread out a little”, the rogue said, “With horses, we could travel much faster. What do you think?”</text:p>
          </table:table-cell>
          <table:covered-table-cell/>
          <table:covered-table-cell/>
          <table:covered-table-cell/>
          <table:table-cell table:style-name="Tabelle17.E2" office:value-type="string">
            <text:p text:style-name="P5">Event 6</text:p>
          </table:table-cell>
        </table:table-row>
        <table:table-row>
          <table:table-cell table:style-name="Tabelle17.A2" office:value-type="string">
            <text:p text:style-name="P6">WAHL A</text:p>
          </table:table-cell>
          <table:table-cell table:style-name="Tabelle17.A2" office:value-type="string">
            <text:p text:style-name="P2">Try to catch and tame the horses with magic spells.</text:p>
          </table:table-cell>
          <table:table-cell table:style-name="Tabelle17.A2" office:value-type="string">
            <text:p text:style-name="P2">+1 Battle Point</text:p>
          </table:table-cell>
          <table:table-cell table:style-name="Tabelle17.E2" table:number-columns-spanned="2" office:value-type="string">
            <text:p text:style-name="P2">+ Pferde*</text:p>
          </table:table-cell>
          <table:covered-table-cell/>
        </table:table-row>
        <table:table-row>
          <table:table-cell table:style-name="Tabelle17.A2" office:value-type="string">
            <text:p text:style-name="P5">Text</text:p>
          </table:table-cell>
          <table:table-cell table:style-name="Tabelle17.E2" table:number-columns-spanned="4" office:value-type="string">
            <text:p text:style-name="P2">The four heroes carried out the manoeuvre proposed by the rogue and succeeded in catching two of the four horses, who had held their heads low to drink, unaware of the approaching humans. The mage and the priestess used their magic to calm the animals down and eventually got up on their backs. The rogue and the swordswoman joined them, and together they rode forward to castle Freyn.</text:p>
          </table:table-cell>
          <table:covered-table-cell/>
          <table:covered-table-cell/>
          <table:covered-table-cell/>
        </table:table-row>
        <table:table-row>
          <table:table-cell table:style-name="Tabelle17.A2" office:value-type="string">
            <text:p text:style-name="P5">Bild</text:p>
          </table:table-cell>
          <table:table-cell table:style-name="Tabelle17.E2" table:number-columns-spanned="4" office:value-type="string">
            <text:p text:style-name="P10">Protagonisten mit gezähmten Pferden</text:p>
          </table:table-cell>
          <table:covered-table-cell/>
          <table:covered-table-cell/>
          <table:covered-table-cell/>
        </table:table-row>
        <table:table-row>
          <table:table-cell table:style-name="Tabelle17.A2" office:value-type="string">
            <text:p text:style-name="P6">WAHL B</text:p>
          </table:table-cell>
          <table:table-cell table:style-name="Tabelle17.A2" office:value-type="string">
            <text:p text:style-name="P2">Leave the horses alone.</text:p>
          </table:table-cell>
          <table:table-cell table:style-name="Tabelle17.A2" office:value-type="string">
            <text:p text:style-name="P2">-1 Battle Point</text:p>
          </table:table-cell>
          <table:table-cell table:style-name="Tabelle17.E2" table:number-columns-spanned="2" office:value-type="string">
            <text:p text:style-name="P2">/</text:p>
          </table:table-cell>
          <table:covered-table-cell/>
        </table:table-row>
        <table:table-row>
          <table:table-cell table:style-name="Tabelle17.A2" office:value-type="string">
            <text:p text:style-name="P5">Text</text:p>
          </table:table-cell>
          <table:table-cell table:style-name="Tabelle17.E2" table:number-columns-spanned="4" office:value-type="string">
            <text:p text:style-name="P2">After watching the wild animals a little longer, the heroes decided they did not need to rid them of their freedom. The castle was no longer far away anyways, so the party moved on by foot.</text:p>
          </table:table-cell>
          <table:covered-table-cell/>
          <table:covered-table-cell/>
          <table:covered-table-cell/>
        </table:table-row>
        <table:table-row>
          <table:table-cell table:style-name="Tabelle17.A2" office:value-type="string">
            <text:p text:style-name="P5">Bild</text:p>
          </table:table-cell>
          <table:table-cell table:style-name="Tabelle17.E2" table:number-columns-spanned="4" office:value-type="string">
            <text:p text:style-name="P10">[keine Veränderung]</text:p>
          </table:table-cell>
          <table:covered-table-cell/>
          <table:covered-table-cell/>
          <table:covered-table-cell/>
        </table:table-row>
      </table:table>
      <text:p text:style-name="Standard"/>
      <text:p text:style-name="P13">* Es reicht, wenn ein Pferdekopf im Inventar angezeigt wird, um das anzudeuten. An der nächsten Station steigen die Protagonisten ohnehin wieder von den Pferden ab (diese könnten dann allerdings noch irgendwo im Hintergrund zu sehen sein, falls das möglich ist.)</text:p>
      <text:p text:style-name="P13"><text:soft-page-break/><text:span text:style-name="T7"/></text:p>
      <text:p text:style-name="P13"><text:span text:style-name="T7">Konsequenz: </text:span><text:span text:style-name="T9">3. Prüfung</text:span></text:p>
      <text:p text:style-name="P13"><text:span text:style-name="T7">→ richtige Antwort: B</text:span></text:p>
      <text:p text:style-name="P13"><text:span text:style-name="T7"/></text:p>
      <text:p text:style-name="P18">→ wenn alle Entscheidungen richtig: gleich zum Abschnitt <text:span text:style-name="T14">Ende</text:span> springen!</text:p>
      <text:p text:style-name="P13"><text:span text:style-name="T7"/></text:p>
      <text:p text:style-name="P17"><text:span text:style-name="T7">Die Prüfungen</text:span></text:p>
      <text:p text:style-name="P13"><text:span text:style-name="T7"/></text:p>
      <table:table table:name="Tabelle19" table:style-name="Tabelle19">
        <table:table-column table:style-name="Tabelle19.A"/>
        <table:table-column table:style-name="Tabelle19.B"/>
        <table:table-column table:style-name="Tabelle19.C"/>
        <table:table-column table:style-name="Tabelle19.D"/>
        <table:table-column table:style-name="Tabelle19.E"/>
        <table:table-column table:style-name="Tabelle19.F"/>
        <table:table-column table:style-name="Tabelle19.G"/>
        <table:table-row>
          <table:table-cell table:style-name="Tabelle19.A1" table:number-columns-spanned="7" office:value-type="string">
            <text:p text:style-name="P2">Bild: <text:span text:style-name="T13">Schloss weit weg</text:span></text:p>
          </table:table-cell>
          <table:covered-table-cell/>
          <table:covered-table-cell/>
          <table:covered-table-cell/>
          <table:covered-table-cell/>
          <table:covered-table-cell/>
          <table:covered-table-cell/>
        </table:table-row>
        <table:table-row>
          <table:table-cell table:style-name="Tabelle19.A2" table:number-columns-spanned="6" office:value-type="string">
            <text:p text:style-name="P7">As the heroes approached the castle, they noticed that a gigantic wall protected it from intruders. However, before they could reach it, they made out an approaching dust cloud a few hills further north. Within a few moments, they were surrounded by about twenty riders wearing the symbol of the king. “We are the King's Guard”, one of them, apparently an officer, shouted while the horses came to a stop. “This is a strange spot of land, and we check on everyone who passes through. The landscape east from here is highly dangerous and we discourage you to go there. However, it is suspicious that anybody even comes out this far. Please do not be angry, but we have to search you and ask you about your intentions.”</text:p>
          </table:table-cell>
          <table:covered-table-cell/>
          <table:covered-table-cell/>
          <table:covered-table-cell/>
          <table:covered-table-cell/>
          <table:covered-table-cell/>
          <table:table-cell table:style-name="Tabelle19.G2" office:value-type="string">
            <text:p text:style-name="P24">1. Prüfung</text:p>
          </table:table-cell>
        </table:table-row>
        <table:table-row>
          <table:table-cell table:style-name="Tabelle19.A2" office:value-type="string">
            <text:p text:style-name="P6">WAHL A</text:p>
          </table:table-cell>
          <table:table-cell table:style-name="Tabelle19.A2" table:number-columns-spanned="3" office:value-type="string">
            <text:p text:style-name="P2">Refuse and fight the King's Guard.</text:p>
          </table:table-cell>
          <table:covered-table-cell/>
          <table:covered-table-cell/>
          <table:table-cell table:style-name="Tabelle19.A2" office:value-type="string">
            <text:p text:style-name="P2">+3 Battle Points</text:p>
          </table:table-cell>
          <table:table-cell table:style-name="Tabelle19.G2" table:number-columns-spanned="2" office:value-type="string">
            <text:p text:style-name="P2">/</text:p>
          </table:table-cell>
          <table:covered-table-cell/>
        </table:table-row>
        <table:table-row>
          <table:table-cell table:style-name="Tabelle19.A2" office:value-type="string">
            <text:p text:style-name="P5">Text</text:p>
          </table:table-cell>
          <table:table-cell table:style-name="Tabelle19.G2" table:number-columns-spanned="6" office:value-type="string">
            <text:p text:style-name="P2">The four heroes refused to tell or show the King's Guard anything but their disregard for royal authority. The conversation heated up quickly, until the King's Guard's officer pulled out his sabre and commanded his men to attack. The four heroes fought back with all their might, but they were soon overwhelmed. The King's Guard spared their lives, but they brought their captives all the way back to Tylia, where they were presented to a court. After all they had gone through, the party had failed to rescue their friend in castle Freyn and were now thrown into prison for a long time.</text:p>
          </table:table-cell>
          <table:covered-table-cell/>
          <table:covered-table-cell/>
          <table:covered-table-cell/>
          <table:covered-table-cell/>
          <table:covered-table-cell/>
        </table:table-row>
        <table:table-row>
          <table:table-cell table:style-name="Tabelle19.A2" office:value-type="string">
            <text:p text:style-name="P5">Bild</text:p>
          </table:table-cell>
          <table:table-cell table:style-name="Tabelle19.G2" table:number-columns-spanned="6" office:value-type="string">
            <text:p text:style-name="P10">Gefängnisgitter mit “GAME OVER”</text:p>
          </table:table-cell>
          <table:covered-table-cell/>
          <table:covered-table-cell/>
          <table:covered-table-cell/>
          <table:covered-table-cell/>
          <table:covered-table-cell/>
        </table:table-row>
        <table:table-row>
          <table:table-cell table:style-name="Tabelle19.A2" office:value-type="string">
            <text:p text:style-name="P6">WAHL B</text:p>
          </table:table-cell>
          <table:table-cell table:style-name="Tabelle19.A2" table:number-columns-spanned="3" office:value-type="string">
            <text:p text:style-name="P2">Let them search you.</text:p>
          </table:table-cell>
          <table:covered-table-cell/>
          <table:covered-table-cell/>
          <table:table-cell table:style-name="Tabelle19.A2" office:value-type="string">
            <text:p text:style-name="P2">-2 Battle Points</text:p>
          </table:table-cell>
          <table:table-cell table:style-name="Tabelle19.G2" table:number-columns-spanned="2" office:value-type="string">
            <text:p text:style-name="P2">/</text:p>
          </table:table-cell>
          <table:covered-table-cell/>
        </table:table-row>
        <table:table-row>
          <table:table-cell table:style-name="Tabelle19.A2" table:number-columns-spanned="2" office:value-type="string">
            <text:p text:style-name="P9">If2A</text:p>
          </table:table-cell>
          <table:covered-table-cell/>
          <table:table-cell table:style-name="Tabelle19.A2" office:value-type="string">
            <text:p text:style-name="P9">If3A</text:p>
          </table:table-cell>
          <table:table-cell table:style-name="Tabelle19.A2" table:number-columns-spanned="2" office:value-type="string">
            <text:p text:style-name="P8">if5.1B</text:p>
          </table:table-cell>
          <table:covered-table-cell/>
          <table:table-cell table:style-name="Tabelle19.G2" table:number-rows-spanned="2" table:number-columns-spanned="2" office:value-type="string">
            <text:p text:style-name="P8">if nichts davon</text:p>
            <text:p text:style-name="P10">After the heroes had been searched, they explained that a friend had disappeared and that they were hoping to find him where they were going. The officer nodded and repeated his recommendation not to enter the eastern territory. Then the King's Guard took off on their horses and disappeared in a dust cloud.</text:p>
          </table:table-cell>
          <table:covered-table-cell/>
        </table:table-row>
        <table:table-row>
          <table:table-cell table:style-name="Tabelle19.A2" table:number-columns-spanned="2" office:value-type="string">
            <text:p text:style-name="P30"><text:span text:style-name="T11">When he came closer to the strangers, his movement suddenly froze. “Wait a minute!”, he called, “We have been looking for you people! Men! Disarm them, enchain them and search their belongings.” Before the heroes could do anything, the King's Guard fulfilled the officer's order. He said: “I hereby arrest you for:</text:span> helping a vigilante from Tylia in murdering a group of poor thieves in cold blood.</text:p>
          </table:table-cell>
          <table:covered-table-cell/>
          <table:table-cell table:style-name="Tabelle19.A2" office:value-type="string">
            <text:p text:style-name="P30"><text:span text:style-name="T11">The King's Guard's officer jumped off his horse. The heroes could do nothing to prevent his men from searching their belongings. The events took their inevitable course when the officer said: “I hereby arrest you for </text:span>picking an endangered flower protected by the law.”</text:p>
          </table:table-cell>
          <table:table-cell table:style-name="Tabelle19.A2" table:number-columns-spanned="2" office:value-type="string">
            <text:p text:style-name="P10">The King's Guard's officer jumped off his horse. The heroes could do nothing to prevent his men from searching their belongings. The events took their inevitable course when the officer said: “I hereby arrest you for possessing a dangerous forbidden book which is only meant to harm others.</text:p>
          </table:table-cell>
          <table:covered-table-cell/>
          <table:covered-table-cell/>
          <table:covered-table-cell/>
        </table:table-row>
        <text:soft-page-break/>
        <table:table-row>
          <table:table-cell table:style-name="Tabelle19.A2" table:number-columns-spanned="2" office:value-type="string">
            <text:p text:style-name="P9">+If3A</text:p>
            <text:p text:style-name="P30">In addition, you have picked an endangered flower protected by the law.</text:p>
          </table:table-cell>
          <table:covered-table-cell/>
          <table:table-cell table:style-name="Tabelle19.A2" table:number-rows-spanned="2" office:value-type="string">
            <text:p text:style-name="P9">+If5.1B</text:p>
            <text:p text:style-name="P10">In addition, you possess a dangerous forbidden book which is only meant to harm others. </text:p>
          </table:table-cell>
          <table:table-cell table:style-name="Tabelle19.A2" table:number-rows-spanned="2" table:number-columns-spanned="2" office:value-type="string">
            <text:p text:style-name="P32">+If2A</text:p>
            <text:p text:style-name="P29">When the King's Guards officer came closer to the strangers, his movement suddenly froze. “Wait a minute!”, he called, “We have been looking for you people! Men! Disarm them, enchain them and search their belongings.” Before the heroes could do anything, the King's Guard fulfilled the officer's order. He said: “I hereby arrest you for helping a vigilante from Tylia in murdering a group of poor thieves in cold blood. In addition, you are possessing a dangerous forbidden book which is only meant to harm others.”</text:p>
          </table:table-cell>
          <table:covered-table-cell/>
          <table:table-cell table:style-name="Tabelle19.G2" table:number-rows-spanned="2" table:number-columns-spanned="2" office:value-type="string">
            <text:p text:style-name="P33">einzige Fortsetzungs-möglichkeit!</text:p>
          </table:table-cell>
          <table:covered-table-cell/>
        </table:table-row>
        <table:table-row>
          <table:table-cell table:style-name="Tabelle19.A2" table:number-columns-spanned="2" office:value-type="string">
            <text:p text:style-name="P9">+If5.1B</text:p>
            <text:p text:style-name="P10"><text:span text:style-name="T8">And you possess a dangerous forbidden book which is only meant to harm others. </text:span></text:p>
          </table:table-cell>
          <table:covered-table-cell/>
          <table:covered-table-cell/>
          <table:covered-table-cell/>
          <table:covered-table-cell/>
          <table:covered-table-cell/>
          <table:covered-table-cell/>
        </table:table-row>
        <table:table-row>
          <table:table-cell table:style-name="Tabelle19.A11" table:number-columns-spanned="5" office:value-type="string">
            <text:p text:style-name="P10">The King's Guard brought their captives back to Tylia, where they were presented to a court. After all they had gone through, the party had failed to rescue their friend in castle Freyn and <text:span text:style-name="T13">was</text:span> now thrown into prison for a long time.</text:p>
          </table:table-cell>
          <table:covered-table-cell/>
          <table:covered-table-cell/>
          <table:covered-table-cell/>
          <table:covered-table-cell/>
          <table:table-cell table:style-name="Tabelle19.G2" table:number-columns-spanned="2" office:value-type="string">
            <text:p text:style-name="P10"/>
          </table:table-cell>
          <table:covered-table-cell/>
        </table:table-row>
        <table:table-row>
          <table:table-cell table:style-name="Tabelle19.A2" office:value-type="string">
            <text:p text:style-name="P10">Bild</text:p>
          </table:table-cell>
          <table:table-cell table:style-name="Tabelle19.A2" table:number-columns-spanned="4" office:value-type="string">
            <text:p text:style-name="P10">Gefängnisgitter mit “GAME OVER”</text:p>
          </table:table-cell>
          <table:covered-table-cell/>
          <table:covered-table-cell/>
          <table:covered-table-cell/>
          <table:table-cell table:style-name="Tabelle19.G2" table:number-columns-spanned="2" office:value-type="string">
            <text:p text:style-name="P10">[keine Veränderung]</text:p>
          </table:table-cell>
          <table:covered-table-cell/>
        </table:table-row>
      </table:table>
      <text:p text:style-name="P13"><text:span text:style-name="T7"/></text:p>
      <text:p text:style-name="P13"><text:span text:style-name="T7"/></text:p>
      <text:p text:style-name="P13"><text:span text:style-name="T7"/></text:p>
      <table:table table:name="Tabelle18" table:style-name="Tabelle18">
        <table:table-column table:style-name="Tabelle18.A"/>
        <table:table-column table:style-name="Tabelle18.B"/>
        <table:table-column table:style-name="Tabelle18.C"/>
        <table:table-column table:style-name="Tabelle18.D"/>
        <table:table-row>
          <table:table-cell table:style-name="Tabelle18.A1" table:number-columns-spanned="4" office:value-type="string">
            <text:p text:style-name="P2">Bild: Schloss im Hintergrund, Mauer vorn</text:p>
          </table:table-cell>
          <table:covered-table-cell/>
          <table:covered-table-cell/>
          <table:covered-table-cell/>
        </table:table-row>
        <table:table-row>
          <table:table-cell table:style-name="Tabelle18.A2" table:number-columns-spanned="3" office:value-type="string">
            <text:p text:style-name="P5">The wall the heroes had already seen from far away grew bigger with every step they took. When they arrived, they realised they would have to climb it in order to reach castle Freyn. The swordswoman went up first, followed by the rogue, the priestess and the mage.</text:p>
          </table:table-cell>
          <table:covered-table-cell/>
          <table:covered-table-cell/>
          <table:table-cell table:style-name="Tabelle18.D2" office:value-type="string">
            <text:p text:style-name="P6">2. Prüfung</text:p>
          </table:table-cell>
        </table:table-row>
        <table:table-row>
          <table:table-cell table:style-name="Tabelle18.A2" office:value-type="string">
            <text:p text:style-name="P35">if 1 A / 1 B</text:p>
          </table:table-cell>
          <table:table-cell table:style-name="Tabelle18.A2" office:value-type="string">
            <text:p text:style-name="P36">if 4.1B</text:p>
          </table:table-cell>
          <table:table-cell table:style-name="Tabelle18.A2" office:value-type="string">
            <text:p text:style-name="P37">4.2 A / 4.2 C</text:p>
          </table:table-cell>
          <table:table-cell table:style-name="Tabelle18.D2" office:value-type="string">
            <text:p text:style-name="P8">if nichts davon</text:p>
          </table:table-cell>
        </table:table-row>
        <text:soft-page-break/>
        <table:table-row table:style-name="Tabelle18.4">
          <table:table-cell table:style-name="Tabelle18.A2" office:value-type="string">
            <text:p text:style-name="P5">Shortly before the heroes would start the descent, a giant shadow passed by them. They turned their heads up and realised in horror that the strange bird they had encountered outside the tavern had returned to take revenge on them. He swooped down on the swordswoman, who lost grip and <text:span text:style-name="T10">started to fall, crashing on the heads of her teammates, and they all fell to certain death.</text:span></text:p>
          </table:table-cell>
          <table:table-cell table:style-name="Tabelle18.A2" office:value-type="string">
            <text:p text:style-name="P10">The four heroes had climbed about half the wall, when the swordswoman slipped of the rock because the weight of her armour pulled her down. She lost balance and started to fall, crashing on the heads of her teammates, and they all fell to certain death.</text:p>
          </table:table-cell>
          <table:table-cell table:style-name="Tabelle18.A2" office:value-type="string">
            <text:p text:style-name="P10">The four heroes had climbed about half the wall, when the rogue slipped of the rock because the weight of the gold in his pockets pulled him down. He lost balance and grabbed the swordswoman's leg, who then also started falling, crashing on the heads of her teammates, and they all fell to certain death.</text:p>
          </table:table-cell>
          <table:table-cell table:style-name="Tabelle18.D2" table:number-rows-spanned="2" office:value-type="string">
            <text:p text:style-name="P2">The four of them climbed the wall with great effort, happy about everything they did <text:span text:style-name="T5">not </text:span>have to carry with them. After a terribly long time without solid ground beneath their feet, they finally arrived at the other side.</text:p>
          </table:table-cell>
        </table:table-row>
        <table:table-row>
          <table:table-cell table:style-name="Tabelle18.A2" office:value-type="string">
            <text:p text:style-name="P36">+ if 4.1B</text:p>
            <text:p text:style-name="P10">Shortly before the heroes would start the descent, a giant shadow passed by them. They turned their heads up and realised in horror that the strange bird they had encountered outside the tavern had returned to take revenge on them. He swooped down on the swordswoman, who tried to hold on, but her armour was too heavy. She lost grip and started to fall, crashing on the heads of her teammates, and they all fell to certain death.</text:p>
          </table:table-cell>
          <table:table-cell table:style-name="Tabelle18.A2" office:value-type="string">
            <text:p text:style-name="P37">+ if <text:s/>4.2 A / 4.2 C</text:p>
            <text:p text:style-name="P10">The four heroes had climbed about half the wall, when the swordswoman slipped of the rock because the weight of her armour pulled her down. She lost balance and started to fall, crashing on the head of the rogue, who tried to hold her, but combined with the weight of the gold in his pocket, she was too heavy for him. So they both fell, ripping their friends away from the wall as well.</text:p>
          </table:table-cell>
          <table:table-cell table:style-name="Tabelle18.A2" office:value-type="string">
            <text:p text:style-name="P35">if 1 A / 1 B</text:p>
            <text:p text:style-name="P10">Shortly before the heroes would start the descent, a giant shadow passed by them. They turned their heads up and realised in horror that the strange bird they had encountered outside the tavern had returned to take revenge on them. He swooped down on the rogue, who could have regained balance if it had not been for the weight of the gold in his pockets that pulled him down. He grabbed the swordswoman's leg, who then also started falling, crashing on the heads of her teammates, and they all fell to certain death.</text:p>
          </table:table-cell>
          <table:covered-table-cell/>
        </table:table-row>
        <table:table-row>
          <table:table-cell table:style-name="Tabelle18.A2" office:value-type="string">
            <text:p text:style-name="P5"/>
          </table:table-cell>
          <table:table-cell table:style-name="Tabelle18.A2" office:value-type="string">
            <text:p text:style-name="P35">+ if 1 A / 1 B</text:p>
            <text:p text:style-name="P10">Shortly before the heroes would start the descent, a giant shadow passed by them. They turned their heads up and realised in horror that the strange bird they had encountered outside the tavern had returned to take revenge on them. He swooped down on the swordswoman, who <text:soft-page-break/>tried to hold on, but her armour was too heavy. She lost grip and started to fall, crashing on the head of the rogue. He tried to hold her, but combined with the weight of the gold in his pocket, she was too heavy for him. So they both fell, ripping their friends away from the wall as well.</text:p>
          </table:table-cell>
          <table:table-cell table:style-name="Tabelle18.A2" office:value-type="string">
            <text:p text:style-name="P8"/>
          </table:table-cell>
          <table:table-cell table:style-name="Tabelle18.D2" office:value-type="string">
            <text:p text:style-name="P2"/>
          </table:table-cell>
        </table:table-row>
        <table:table-row>
          <table:table-cell table:style-name="Tabelle18.A2" office:value-type="string">
            <text:p text:style-name="P5">Bild</text:p>
          </table:table-cell>
          <table:table-cell table:style-name="Tabelle18.A2" table:number-columns-spanned="2" office:value-type="string">
            <text:p text:style-name="P10">Spieler abgestürzt vor Mauer, “GAME OVER”</text:p>
          </table:table-cell>
          <table:covered-table-cell/>
          <table:table-cell table:style-name="Tabelle18.D2" office:value-type="string">
            <text:p text:style-name="P2">Schloss nah</text:p>
          </table:table-cell>
        </table:table-row>
      </table:table>
      <text:p text:style-name="Standard"/>
      <text:p text:style-name="Standard"/>
      <table:table table:name="Tabelle20" table:style-name="Tabelle20">
        <table:table-column table:style-name="Tabelle20.A"/>
        <table:table-column table:style-name="Tabelle20.B"/>
        <table:table-column table:style-name="Tabelle20.C"/>
        <table:table-column table:style-name="Tabelle20.D"/>
        <table:table-column table:style-name="Tabelle20.E"/>
        <table:table-row>
          <table:table-cell table:style-name="Tabelle20.A1" table:number-columns-spanned="5" office:value-type="string">
            <text:p text:style-name="P2">Bild: Schloss nah, Monster im Vordergrund</text:p>
          </table:table-cell>
          <table:covered-table-cell/>
          <table:covered-table-cell/>
          <table:covered-table-cell/>
          <table:covered-table-cell/>
        </table:table-row>
        <table:table-row>
          <table:table-cell table:style-name="Tabelle20.A2" table:number-columns-spanned="4" office:value-type="string">
            <text:p text:style-name="P5">The four heroes had barely gotten down from the wall, when a huge monster appeared, blocking their path to the castle. “I do not like you”, it snorted, “my eyes see everything.</text:p>
          </table:table-cell>
          <table:covered-table-cell/>
          <table:covered-table-cell/>
          <table:covered-table-cell/>
          <table:table-cell table:style-name="Tabelle20.E2" office:value-type="string">
            <text:p text:style-name="P6">3. Prüfung</text:p>
          </table:table-cell>
        </table:table-row>
        <table:table-row>
          <table:table-cell table:style-name="Tabelle20.A2" table:number-columns-spanned="2" office:value-type="string">
            <text:p text:style-name="P6"><text:span text:style-name="T6">if 6A</text:span></text:p>
          </table:table-cell>
          <table:covered-table-cell/>
          <table:table-cell table:style-name="Tabelle20.A2" office:value-type="string">
            <text:p text:style-name="P8">if 5.2 A</text:p>
          </table:table-cell>
          <table:table-cell table:style-name="Tabelle20.E2" table:number-columns-spanned="2" office:value-type="string">
            <text:p text:style-name="P8">if 5.2 A &amp; 6A</text:p>
          </table:table-cell>
          <table:covered-table-cell/>
        </table:table-row>
        <table:table-row table:style-name="Tabelle20.4">
          <table:table-cell table:style-name="Tabelle20.A2" table:number-columns-spanned="2" office:value-type="string">
            <text:p text:style-name="P5"><text:span text:style-name="T10">You made animals your slaves. I will make you see how it feels” The heroes got ready to fight, but it was hopeless: The giant wiped them away like flies, smashed them against the wall and crushed their bones. He enchained them next to the wall and kept them as helpless pets for a very long time.</text:span></text:p>
          </table:table-cell>
          <table:covered-table-cell/>
          <table:table-cell table:style-name="Tabelle20.A2" office:value-type="string">
            <text:p text:style-name="P10">You killed the harmless inhabitants of the mountain caves. You have no regard for life and I shall show no mercy.” The heroes got ready to fight, but it was hopeless: The giant wiped them away like flies, smashed them against the wall and crushed their bones. None of them got away alive.</text:p>
          </table:table-cell>
          <table:table-cell table:style-name="Tabelle20.E2" table:number-columns-spanned="2" office:value-type="string">
            <text:p text:style-name="P10">Not only did you make animals your slaves, but you killed the harmless inhabitants of the mountain caves. You have no regard for life and I shall show no mercy.” The heroes got ready to fight, but it was hopeless: The giant wiped them away like flies, smashed them against the wall and crushed their bones. None of them got away alive.</text:p>
          </table:table-cell>
          <table:covered-table-cell/>
        </table:table-row>
        <table:table-row>
          <table:table-cell table:style-name="Tabelle20.A2" office:value-type="string">
            <text:p text:style-name="P5">Bild</text:p>
          </table:table-cell>
          <table:table-cell table:style-name="Tabelle20.A2" table:number-columns-spanned="2" office:value-type="string">
            <text:p text:style-name="P10">Dämon vor Festung, “GAME OVER”</text:p>
          </table:table-cell>
          <table:covered-table-cell/>
          <table:table-cell table:style-name="Tabelle20.E2" table:number-columns-spanned="2" office:value-type="string">
            <text:p text:style-name="P2"/>
          </table:table-cell>
          <table:covered-table-cell/>
        </table:table-row>
      </table:table>
      <text:p text:style-name="Standard"/>
      <text:p text:style-name="Standard"/>
      <text:p text:style-name="P20">Ende</text:p>
      <text:p text:style-name="Standard"/>
      <text:p text:style-name="Standard"/>
      <table:table table:name="Tabelle28" table:style-name="Tabelle28">
        <table:table-column table:style-name="Tabelle28.A"/>
        <table:table-column table:style-name="Tabelle28.B"/>
        <table:table-row>
          <table:table-cell table:style-name="Tabelle28.A1" table:number-columns-spanned="2" office:value-type="string">
            <text:p text:style-name="P5"><text:span text:style-name="T3">Bild: Schloss weit weg, Freyn-Reiter im Vordergrund</text:span></text:p>
          </table:table-cell>
          <table:covered-table-cell/>
        </table:table-row>
        <table:table-row>
          <table:table-cell table:style-name="Tabelle28.A2" table:number-columns-spanned="2" office:value-type="string">
            <text:p text:style-name="P2">As the <text:span text:style-name="T3">heroes approached the castle, they noticed, even though they were still far away, that a gigantic wall protected it from intruders. However, before they got close to it, they made out a dust cloud a few hills further north that approached them quickly. Within a few moments, they were surrounded by about twenty riders wearing the symbol of castle Freyn. They prepared to defend themselves, but one of the riders held up his hand and got off his horse. “We know who you are”, </text:span><text:soft-page-break/><text:span text:style-name="T3">he said”, “We already heard about you and what you have done to come here. You want to save your friend? We had good reason to imprison him, but I will give you a chance. You all have pure hearts, but I want to know how close of a friend he is to you, so I can be sure he is as good as you are.” So tell me first, what is his name?</text:span></text:p>
          </table:table-cell>
          <table:covered-table-cell/>
        </table:table-row>
        <table:table-row>
          <table:table-cell table:style-name="Tabelle28.A3" office:value-type="string">
            <text:p text:style-name="P5">WAHL A</text:p>
          </table:table-cell>
          <table:table-cell table:style-name="Tabelle28.A2" office:value-type="string">
            <text:p text:style-name="P5">… Fereg.</text:p>
          </table:table-cell>
        </table:table-row>
        <table:table-row>
          <table:table-cell table:style-name="Tabelle28.A3" office:value-type="string">
            <text:p text:style-name="P5">WAHL B</text:p>
          </table:table-cell>
          <table:table-cell table:style-name="Tabelle28.A2" office:value-type="string">
            <text:p text:style-name="P5">… <text:span text:style-name="T11">Garoth.</text:span></text:p>
          </table:table-cell>
        </table:table-row>
        <table:table-row>
          <table:table-cell table:style-name="Tabelle28.A3" office:value-type="string">
            <text:p text:style-name="P5">WAHL C</text:p>
          </table:table-cell>
          <table:table-cell table:style-name="Tabelle28.A2" office:value-type="string">
            <text:p text:style-name="P5">… Iorthan.</text:p>
          </table:table-cell>
        </table:table-row>
        <table:table-row>
          <table:table-cell table:style-name="Tabelle28.A3" office:value-type="string">
            <text:p text:style-name="P5">WAHL D</text:p>
          </table:table-cell>
          <table:table-cell table:style-name="Tabelle28.A2" office:value-type="string">
            <text:p text:style-name="P5">… Kalyrn.</text:p>
          </table:table-cell>
        </table:table-row>
      </table:table>
      <text:p text:style-name="P11"/>
      <table:table table:name="Tabelle27" table:style-name="Tabelle27">
        <table:table-column table:style-name="Tabelle27.A"/>
        <table:table-column table:style-name="Tabelle27.B"/>
        <table:table-column table:style-name="Tabelle27.C"/>
        <table:table-row>
          <table:table-cell table:style-name="Tabelle27.A1" table:number-columns-spanned="3" office:value-type="string">
            <text:p text:style-name="P5"><text:span text:style-name="T12">Bild: Schloss weit weg, Freyn-Reiter im Vordergrund</text:span></text:p>
          </table:table-cell>
          <table:covered-table-cell/>
          <table:covered-table-cell/>
        </table:table-row>
        <table:table-row>
          <table:table-cell table:style-name="Tabelle27.A2" table:number-columns-spanned="2" office:value-type="string">
            <text:p text:style-name="P3">Can you tell me the colour of his eyes?</text:p>
          </table:table-cell>
          <table:covered-table-cell/>
          <table:table-cell table:style-name="Tabelle27.C2" office:value-type="string">
            <text:p text:style-name="P2"/>
          </table:table-cell>
        </table:table-row>
        <table:table-row>
          <table:table-cell table:style-name="Tabelle27.A2" office:value-type="string">
            <text:p text:style-name="P5">WAHL A</text:p>
          </table:table-cell>
          <table:table-cell table:style-name="Tabelle27.C2" table:number-columns-spanned="2" office:value-type="string">
            <text:p text:style-name="P5">He had green eyes.</text:p>
          </table:table-cell>
          <table:covered-table-cell/>
        </table:table-row>
        <table:table-row>
          <table:table-cell table:style-name="Tabelle27.A2" office:value-type="string">
            <text:p text:style-name="P5">WAHL B</text:p>
          </table:table-cell>
          <table:table-cell table:style-name="Tabelle27.C2" table:number-columns-spanned="2" office:value-type="string">
            <text:p text:style-name="P5">He had blue eyes.</text:p>
          </table:table-cell>
          <table:covered-table-cell/>
        </table:table-row>
        <table:table-row>
          <table:table-cell table:style-name="Tabelle27.A2" office:value-type="string">
            <text:p text:style-name="P5">WAHL C</text:p>
          </table:table-cell>
          <table:table-cell table:style-name="Tabelle27.C2" table:number-columns-spanned="2" office:value-type="string">
            <text:p text:style-name="P5">He had black eyes.</text:p>
          </table:table-cell>
          <table:covered-table-cell/>
        </table:table-row>
        <table:table-row>
          <table:table-cell table:style-name="Tabelle27.A2" office:value-type="string">
            <text:p text:style-name="P5">WAHL D</text:p>
          </table:table-cell>
          <table:table-cell table:style-name="Tabelle27.C2" table:number-columns-spanned="2" office:value-type="string">
            <text:p text:style-name="P5">He had brown eyes.</text:p>
          </table:table-cell>
          <table:covered-table-cell/>
        </table:table-row>
      </table:table>
      <text:p text:style-name="P11"/>
      <text:p text:style-name="P11"/>
      <table:table table:name="Tabelle22" table:style-name="Tabelle22">
        <table:table-column table:style-name="Tabelle22.A"/>
        <table:table-column table:style-name="Tabelle22.B"/>
        <table:table-column table:style-name="Tabelle22.C"/>
        <table:table-row>
          <table:table-cell table:style-name="Tabelle22.A1" table:number-columns-spanned="3" office:value-type="string">
            <text:p text:style-name="P2">Bildhintergrund: schwarz</text:p>
            <text:p text:style-name="P5"><text:span text:style-name="T12">Bild: Schloss weit weg, Freyn-Reiter im Vordergrund</text:span></text:p>
          </table:table-cell>
          <table:covered-table-cell/>
          <table:covered-table-cell/>
        </table:table-row>
        <table:table-row>
          <table:table-cell table:style-name="Tabelle22.A2" table:number-columns-spanned="2" office:value-type="string">
            <text:p text:style-name="P3">What colour are his hair?</text:p>
          </table:table-cell>
          <table:covered-table-cell/>
          <table:table-cell table:style-name="Tabelle22.C2" office:value-type="string">
            <text:p text:style-name="P2"/>
          </table:table-cell>
        </table:table-row>
        <table:table-row>
          <table:table-cell table:style-name="Tabelle22.A2" office:value-type="string">
            <text:p text:style-name="P5">WAHL A</text:p>
          </table:table-cell>
          <table:table-cell table:style-name="Tabelle22.C2" table:number-columns-spanned="2" office:value-type="string">
            <text:p text:style-name="P5">Black.</text:p>
          </table:table-cell>
          <table:covered-table-cell/>
        </table:table-row>
        <table:table-row>
          <table:table-cell table:style-name="Tabelle22.A2" office:value-type="string">
            <text:p text:style-name="P5">WAHL B</text:p>
          </table:table-cell>
          <table:table-cell table:style-name="Tabelle22.C2" table:number-columns-spanned="2" office:value-type="string">
            <text:p text:style-name="P5">Brown.</text:p>
          </table:table-cell>
          <table:covered-table-cell/>
        </table:table-row>
        <table:table-row>
          <table:table-cell table:style-name="Tabelle22.A2" office:value-type="string">
            <text:p text:style-name="P5">WAHL C</text:p>
          </table:table-cell>
          <table:table-cell table:style-name="Tabelle22.C2" table:number-columns-spanned="2" office:value-type="string">
            <text:p text:style-name="P5">Blonde.</text:p>
          </table:table-cell>
          <table:covered-table-cell/>
        </table:table-row>
        <table:table-row>
          <table:table-cell table:style-name="Tabelle22.A2" office:value-type="string">
            <text:p text:style-name="P5">WAHL D</text:p>
          </table:table-cell>
          <table:table-cell table:style-name="Tabelle22.C2" table:number-columns-spanned="2" office:value-type="string">
            <text:p text:style-name="P5">Red.</text:p>
          </table:table-cell>
          <table:covered-table-cell/>
        </table:table-row>
      </table:table>
      <text:p text:style-name="P11"/>
      <text:p text:style-name="P11"/>
      <table:table table:name="Tabelle23" table:style-name="Tabelle23">
        <table:table-column table:style-name="Tabelle23.A"/>
        <table:table-column table:style-name="Tabelle23.B"/>
        <table:table-column table:style-name="Tabelle23.C"/>
        <table:table-row>
          <table:table-cell table:style-name="Tabelle23.A1" table:number-columns-spanned="3" office:value-type="string">
            <text:p text:style-name="P5"><text:span text:style-name="T12">Bild: Schloss weit weg, Freyn-Reiter im Vordergrund</text:span></text:p>
          </table:table-cell>
          <table:covered-table-cell/>
          <table:covered-table-cell/>
        </table:table-row>
        <table:table-row>
          <table:table-cell table:style-name="Tabelle23.A2" table:number-columns-spanned="2" office:value-type="string">
            <text:p text:style-name="P3">Which weapon does he fight with?</text:p>
          </table:table-cell>
          <table:covered-table-cell/>
          <table:table-cell table:style-name="Tabelle23.C2" office:value-type="string">
            <text:p text:style-name="P2"/>
          </table:table-cell>
        </table:table-row>
        <table:table-row>
          <table:table-cell table:style-name="Tabelle23.A2" office:value-type="string">
            <text:p text:style-name="P5">WAHL A</text:p>
          </table:table-cell>
          <table:table-cell table:style-name="Tabelle23.C2" table:number-columns-spanned="2" office:value-type="string">
            <text:p text:style-name="P5">With a battle axe.</text:p>
          </table:table-cell>
          <table:covered-table-cell/>
        </table:table-row>
        <table:table-row>
          <table:table-cell table:style-name="Tabelle23.A2" office:value-type="string">
            <text:p text:style-name="P5">WAHL B</text:p>
          </table:table-cell>
          <table:table-cell table:style-name="Tabelle23.C2" table:number-columns-spanned="2" office:value-type="string">
            <text:p text:style-name="P5">With a bow.</text:p>
          </table:table-cell>
          <table:covered-table-cell/>
        </table:table-row>
        <table:table-row>
          <table:table-cell table:style-name="Tabelle23.A2" office:value-type="string">
            <text:p text:style-name="P5">WAHL C</text:p>
          </table:table-cell>
          <table:table-cell table:style-name="Tabelle23.C2" table:number-columns-spanned="2" office:value-type="string">
            <text:p text:style-name="P5">With a longsword.</text:p>
          </table:table-cell>
          <table:covered-table-cell/>
        </table:table-row>
        <table:table-row>
          <table:table-cell table:style-name="Tabelle23.A2" office:value-type="string">
            <text:p text:style-name="P5">WAHL D</text:p>
          </table:table-cell>
          <table:table-cell table:style-name="Tabelle23.C2" table:number-columns-spanned="2" office:value-type="string">
            <text:p text:style-name="P5">With a magic staff.</text:p>
          </table:table-cell>
          <table:covered-table-cell/>
        </table:table-row>
      </table:table>
      <text:p text:style-name="P11"/>
      <text:p text:style-name="P11"/>
      <table:table table:name="Tabelle24" table:style-name="Tabelle24">
        <table:table-column table:style-name="Tabelle24.A"/>
        <table:table-column table:style-name="Tabelle24.B"/>
        <table:table-column table:style-name="Tabelle24.C"/>
        <table:table-row>
          <table:table-cell table:style-name="Tabelle24.A1" table:number-columns-spanned="3" office:value-type="string">
            <text:p text:style-name="P5"><text:span text:style-name="T12">Bild: Schloss weit weg, Freyn-Reiter im Vordergrund</text:span></text:p>
          </table:table-cell>
          <table:covered-table-cell/>
          <table:covered-table-cell/>
        </table:table-row>
        <table:table-row>
          <table:table-cell table:style-name="Tabelle24.A2" table:number-columns-spanned="2" office:value-type="string">
            <text:p text:style-name="P3">Which armour does he wear?</text:p>
          </table:table-cell>
          <table:covered-table-cell/>
          <table:table-cell table:style-name="Tabelle24.C2" office:value-type="string">
            <text:p text:style-name="P2"/>
          </table:table-cell>
        </table:table-row>
        <table:table-row>
          <table:table-cell table:style-name="Tabelle24.A2" office:value-type="string">
            <text:p text:style-name="P5">WAHL A</text:p>
          </table:table-cell>
          <table:table-cell table:style-name="Tabelle24.C2" table:number-columns-spanned="2" office:value-type="string">
            <text:p text:style-name="P5">A shiny chainmail.</text:p>
          </table:table-cell>
          <table:covered-table-cell/>
        </table:table-row>
        <table:table-row>
          <table:table-cell table:style-name="Tabelle24.A2" office:value-type="string">
            <text:p text:style-name="P5">WAHL B</text:p>
          </table:table-cell>
          <table:table-cell table:style-name="Tabelle24.C2" table:number-columns-spanned="2" office:value-type="string">
            <text:p text:style-name="P5">A red cuirass.</text:p>
          </table:table-cell>
          <table:covered-table-cell/>
        </table:table-row>
        <table:table-row>
          <table:table-cell table:style-name="Tabelle24.A2" office:value-type="string">
            <text:p text:style-name="P5">WAHL C</text:p>
          </table:table-cell>
          <table:table-cell table:style-name="Tabelle24.C2" table:number-columns-spanned="2" office:value-type="string">
            <text:p text:style-name="P5">A black robe.</text:p>
          </table:table-cell>
          <table:covered-table-cell/>
        </table:table-row>
        <table:table-row>
          <table:table-cell table:style-name="Tabelle24.A2" office:value-type="string">
            <text:p text:style-name="P5">WAHL D</text:p>
          </table:table-cell>
          <table:table-cell table:style-name="Tabelle24.C2" table:number-columns-spanned="2" office:value-type="string">
            <text:p text:style-name="P5">A leather armor.</text:p>
          </table:table-cell>
          <table:covered-table-cell/>
        </table:table-row>
      </table:table>
      <text:p text:style-name="P11"/>
      <table:table table:name="Tabelle25" table:style-name="Tabelle25">
        <table:table-column table:style-name="Tabelle25.A"/>
        <table:table-column table:style-name="Tabelle25.B"/>
        <table:table-column table:style-name="Tabelle25.C"/>
        <text:soft-page-break/>
        <table:table-row>
          <table:table-cell table:style-name="Tabelle25.A1" table:number-columns-spanned="2" office:value-type="string">
            <text:p text:style-name="P3">Which is the emblem of his house:</text:p>
          </table:table-cell>
          <table:covered-table-cell/>
          <table:table-cell table:style-name="Tabelle25.C1" office:value-type="string">
            <text:p text:style-name="P2"/>
          </table:table-cell>
        </table:table-row>
        <table:table-row>
          <table:table-cell table:style-name="Tabelle25.A2" office:value-type="string">
            <text:p text:style-name="P5">WAHL A</text:p>
          </table:table-cell>
          <table:table-cell table:style-name="Tabelle25.B2" table:number-columns-spanned="2" office:value-type="string">
            <text:p text:style-name="P5">A red falcon.</text:p>
          </table:table-cell>
          <table:covered-table-cell/>
        </table:table-row>
        <table:table-row>
          <table:table-cell table:style-name="Tabelle25.A2" office:value-type="string">
            <text:p text:style-name="P5">WAHL B</text:p>
          </table:table-cell>
          <table:table-cell table:style-name="Tabelle25.B2" table:number-columns-spanned="2" office:value-type="string">
            <text:p text:style-name="P5">A purple bear.</text:p>
          </table:table-cell>
          <table:covered-table-cell/>
        </table:table-row>
        <table:table-row>
          <table:table-cell table:style-name="Tabelle25.A2" office:value-type="string">
            <text:p text:style-name="P5">WAHL C</text:p>
          </table:table-cell>
          <table:table-cell table:style-name="Tabelle25.B2" table:number-columns-spanned="2" office:value-type="string">
            <text:p text:style-name="P5">A green snake.</text:p>
          </table:table-cell>
          <table:covered-table-cell/>
        </table:table-row>
        <table:table-row>
          <table:table-cell table:style-name="Tabelle25.A2" office:value-type="string">
            <text:p text:style-name="P5">WAHL D</text:p>
          </table:table-cell>
          <table:table-cell table:style-name="Tabelle25.B2" table:number-columns-spanned="2" office:value-type="string">
            <text:p text:style-name="P5">A white rabbit.</text:p>
          </table:table-cell>
          <table:covered-table-cell/>
        </table:table-row>
      </table:table>
      <text:p text:style-name="P11"/>
      <table:table table:name="Tabelle26" table:style-name="Tabelle26">
        <table:table-column table:style-name="Tabelle26.A"/>
        <table:table-column table:style-name="Tabelle26.B"/>
        <table:table-column table:style-name="Tabelle26.C"/>
        <table:table-row>
          <table:table-cell table:style-name="Tabelle26.A1" table:number-columns-spanned="2" office:value-type="string">
            <text:p text:style-name="P3">And finally: He was hurt in the Great Battle of Tarion. As a good friend, you must know that he lost his…?</text:p>
          </table:table-cell>
          <table:covered-table-cell/>
          <table:table-cell table:style-name="Tabelle26.C1" office:value-type="string">
            <text:p text:style-name="P2"/>
          </table:table-cell>
        </table:table-row>
        <table:table-row>
          <table:table-cell table:style-name="Tabelle26.A2" office:value-type="string">
            <text:p text:style-name="P5">WAHL A</text:p>
          </table:table-cell>
          <table:table-cell table:style-name="Tabelle26.B2" table:number-columns-spanned="2" office:value-type="string">
            <text:p text:style-name="P5">… left index finger.</text:p>
          </table:table-cell>
          <table:covered-table-cell/>
        </table:table-row>
        <table:table-row>
          <table:table-cell table:style-name="Tabelle26.A2" office:value-type="string">
            <text:p text:style-name="P5">WAHL B</text:p>
          </table:table-cell>
          <table:table-cell table:style-name="Tabelle26.B2" table:number-columns-spanned="2" office:value-type="string">
            <text:p text:style-name="P5">… right index finger.</text:p>
          </table:table-cell>
          <table:covered-table-cell/>
        </table:table-row>
        <table:table-row>
          <table:table-cell table:style-name="Tabelle26.A2" office:value-type="string">
            <text:p text:style-name="P5">WAHL C</text:p>
          </table:table-cell>
          <table:table-cell table:style-name="Tabelle26.B2" table:number-columns-spanned="2" office:value-type="string">
            <text:p text:style-name="P5">… left ear.</text:p>
          </table:table-cell>
          <table:covered-table-cell/>
        </table:table-row>
        <table:table-row>
          <table:table-cell table:style-name="Tabelle26.A2" office:value-type="string">
            <text:p text:style-name="P5">WAHL D</text:p>
          </table:table-cell>
          <table:table-cell table:style-name="Tabelle26.B2" table:number-columns-spanned="2" office:value-type="string">
            <text:p text:style-name="P5">… right ear.</text:p>
          </table:table-cell>
          <table:covered-table-cell/>
        </table:table-row>
      </table:table>
      <text:p text:style-name="P11"/>
      <table:table table:name="Tabelle21" table:style-name="Tabelle21">
        <table:table-column table:style-name="Tabelle21.A" table:number-columns-repeated="2"/>
        <table:table-row>
          <table:table-cell table:style-name="Tabelle21.A1" office:value-type="string">
            <text:p text:style-name="P38">Falls eine der Entscheidungen falsch</text:p>
          </table:table-cell>
          <table:table-cell table:style-name="Tabelle21.B1" office:value-type="string">
            <text:p text:style-name="P38">Falls alle Entscheidungen richtig</text:p>
          </table:table-cell>
        </table:table-row>
        <table:table-row>
          <table:table-cell table:style-name="Tabelle21.A2" office:value-type="string">
            <text:p text:style-name="P39">“I'm afraid he is not such a good friend of yours after all. Go home now and live in peace. Forget about him. You cannot free him from castle Freyn.” Having said that, the stranger got back on his horse and rode away. Dumbfounded, the four heroes watched him and his men disappear in a faraway dust cloud, then they looked at each other. Could this be the end of their journey? They looked backed at the silhouette of castle Weyr and started walking.</text:p>
          </table:table-cell>
          <table:table-cell table:style-name="Tabelle21.B2" office:value-type="string">
            <text:p text:style-name="P21">“Very well, if four people like you can answer for this Garoth, I will set him free. Maybe you will someday learn about why we captured him in the first place – but this is another story. My men will go and set him free. He will meet you here before sundown.”</text:p>
          </table:table-cell>
        </table:table-row>
        <table:table-row>
          <table:table-cell table:style-name="Tabelle21.A3" office:value-type="string">
            <text:p text:style-name="P39">Bild: Burg ohne Charaktere; “TO BE CONTINUED?”</text:p>
          </table:table-cell>
          <table:table-cell table:style-name="Tabelle21.B3" office:value-type="string">
            <text:p text:style-name="P39">Bild: Burg ohne Charaktere; “CONGRATULATIONS”</text:p>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30T23:32:55</meta:creation-date>
    <dc:date>2013-12-01T12:20:59</dc:date>
    <meta:editing-duration>PT12H47M10S</meta:editing-duration>
    <meta:editing-cycles>2578</meta:editing-cycles>
    <meta:generator>OpenOffice.org/3.4$Unix OpenOffice.org_project/340m1$Build-9590</meta:generator>
    <meta:document-statistic meta:table-count="28" meta:image-count="0" meta:object-count="0" meta:page-count="13" meta:paragraph-count="457" meta:word-count="4756" meta:character-count="25804"/>
  </office:meta>
</office:document-meta>
</file>